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00000028D425ED9E40395C72F.png" manifest:media-type="image/png"/>
  <manifest:file-entry manifest:full-path="Pictures/1000000100000218000001A065E35BA4A9A4C03B.png" manifest:media-type="image/png"/>
  <manifest:file-entry manifest:full-path="Pictures/10000001000002240000018030A235431D97DCCE.png" manifest:media-type="image/png"/>
  <manifest:file-entry manifest:full-path="Pictures/10000001000003DF000001C63D2B1AEE13363BAC.png" manifest:media-type="image/png"/>
  <manifest:file-entry manifest:full-path="Pictures/10000001000001E1000001CDCF235366AE0667D4.png" manifest:media-type="image/png"/>
  <manifest:file-entry manifest:full-path="Pictures/10000001000003A9000000E356748166508524B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0b1ea4"/>
    </style:style>
    <style:style style:name="P2" style:family="paragraph" style:parent-style-name="Preformatted_20_Text">
      <style:text-properties officeooo:paragraph-rsid="000e6e0f"/>
    </style:style>
    <style:style style:name="P3" style:family="paragraph" style:parent-style-name="Preformatted_20_Text">
      <style:text-properties officeooo:rsid="00104687" officeooo:paragraph-rsid="00104687"/>
    </style:style>
    <style:style style:name="P4" style:family="paragraph" style:parent-style-name="Preformatted_20_Text">
      <style:text-properties officeooo:rsid="00104687" officeooo:paragraph-rsid="005894b2"/>
    </style:style>
    <style:style style:name="P5" style:family="paragraph" style:parent-style-name="Preformatted_20_Text">
      <style:paragraph-properties style:writing-mode="lr-tb"/>
      <style:text-properties officeooo:rsid="00104687" officeooo:paragraph-rsid="005894b2"/>
    </style:style>
    <style:style style:name="P6" style:family="paragraph" style:parent-style-name="Preformatted_20_Text">
      <style:text-properties officeooo:rsid="00104687" officeooo:paragraph-rsid="0084faa1"/>
    </style:style>
    <style:style style:name="P7" style:family="paragraph" style:parent-style-name="Preformatted_20_Text">
      <style:text-properties officeooo:rsid="00104687" officeooo:paragraph-rsid="00b535a7"/>
    </style:style>
    <style:style style:name="P8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b535a7"/>
    </style:style>
    <style:style style:name="P9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0b535a7"/>
    </style:style>
    <style:style style:name="P10" style:family="paragraph" style:parent-style-name="Preformatted_20_Text">
      <style:text-properties officeooo:rsid="00104687" officeooo:paragraph-rsid="00d0efc5"/>
    </style:style>
    <style:style style:name="P11" style:family="paragraph" style:parent-style-name="Preformatted_20_Text">
      <style:text-properties officeooo:rsid="00104687" officeooo:paragraph-rsid="00b90a2d"/>
    </style:style>
    <style:style style:name="P12" style:family="paragraph" style:parent-style-name="Preformatted_20_Text">
      <style:text-properties officeooo:rsid="00104687" officeooo:paragraph-rsid="010166bb"/>
    </style:style>
    <style:style style:name="P13" style:family="paragraph" style:parent-style-name="Preformatted_20_Text">
      <style:text-properties officeooo:rsid="00104687" officeooo:paragraph-rsid="0112db36"/>
    </style:style>
    <style:style style:name="P14" style:family="paragraph" style:parent-style-name="Preformatted_20_Text">
      <style:paragraph-properties style:writing-mode="lr-tb"/>
      <style:text-properties officeooo:rsid="00104687" officeooo:paragraph-rsid="0112db36"/>
    </style:style>
    <style:style style:name="P15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12db36"/>
    </style:style>
    <style:style style:name="P16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112db36"/>
    </style:style>
    <style:style style:name="P17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112db36"/>
    </style:style>
    <style:style style:name="P18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112db36"/>
    </style:style>
    <style:style style:name="P19" style:family="paragraph" style:parent-style-name="Preformatted_20_Text">
      <style:paragraph-properties style:writing-mode="lr-tb"/>
      <style:text-properties officeooo:rsid="00104687" officeooo:paragraph-rsid="00d75753"/>
    </style:style>
    <style:style style:name="P20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5753"/>
    </style:style>
    <style:style style:name="P21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e1c6"/>
    </style:style>
    <style:style style:name="P22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0d7e1c6"/>
    </style:style>
    <style:style style:name="P2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f0d007"/>
    </style:style>
    <style:style style:name="P24" style:family="paragraph" style:parent-style-name="Preformatted_20_Text">
      <style:text-properties officeooo:rsid="0012d338" officeooo:paragraph-rsid="0012d338"/>
    </style:style>
    <style:style style:name="P25" style:family="paragraph" style:parent-style-name="Preformatted_20_Text">
      <style:text-properties style:font-name="Liberation Mono"/>
    </style:style>
    <style:style style:name="P26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0f8247f" officeooo:paragraph-rsid="010b5326" fo:background-color="transparent" style:font-name-asian="DejaVu Sans Mono" style:font-size-asian="10pt" style:font-name-complex="Liberation Mono" style:font-size-complex="10pt"/>
    </style:style>
    <style:style style:name="P27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0f8247f" officeooo:paragraph-rsid="012e2c1e" fo:background-color="transparent" style:font-name-asian="DejaVu Sans Mono" style:font-size-asian="10pt" style:font-name-complex="Liberation Mono" style:font-size-complex="10pt"/>
    </style:style>
    <style:style style:name="P28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1181c4" officeooo:paragraph-rsid="0112db36" fo:background-color="#ffff00" style:font-name-asian="DejaVu Sans Mono" style:font-size-asian="10pt" style:font-name-complex="Liberation Mono" style:font-size-complex="10pt"/>
    </style:style>
    <style:style style:name="P29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12db36" fo:background-color="#ffff00" style:font-name-asian="DejaVu Sans Mono" style:font-size-asian="10pt" style:font-name-complex="Liberation Mono" style:font-size-complex="10pt"/>
    </style:style>
    <style:style style:name="P30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2e2c1e" fo:background-color="#ffff00" style:font-name-asian="DejaVu Sans Mono" style:font-size-asian="10pt" style:font-name-complex="Liberation Mono" style:font-size-complex="10pt"/>
    </style:style>
    <style:style style:name="P31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76ac7d" officeooo:paragraph-rsid="0176ac7d" fo:background-color="#ff0000" style:font-name-asian="DejaVu Sans Mono" style:font-size-asian="10pt" style:font-name-complex="Liberation Mono" style:font-size-complex="10pt"/>
    </style:style>
    <style:style style:name="P32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0f8247f" officeooo:paragraph-rsid="0112db36" fo:background-color="#ff0000" style:font-name-asian="DejaVu Sans Mono" style:font-size-asian="10pt" style:font-name-complex="Liberation Mono" style:font-size-complex="10pt"/>
    </style:style>
    <style:style style:name="P33" style:family="paragraph" style:parent-style-name="Preformatted_20_Text">
      <style:text-properties style:font-name="Liberation Mono" fo:font-size="10pt" officeooo:rsid="003426b5" officeooo:paragraph-rsid="003426b5" fo:background-color="#ff4000" style:font-name-asian="DejaVu Sans Mono" style:font-size-asian="10pt" style:font-name-complex="Liberation Mono" style:font-size-complex="10pt"/>
    </style:style>
    <style:style style:name="P34" style:family="paragraph" style:parent-style-name="Preformatted_20_Text">
      <style:text-properties style:font-name="Liberation Mono" fo:font-size="10pt" officeooo:rsid="002e60a6" officeooo:paragraph-rsid="002e60a6" fo:background-color="#ff4000" style:font-name-asian="DejaVu Sans Mono" style:font-size-asian="10pt" style:font-name-complex="Liberation Mono" style:font-size-complex="10pt"/>
    </style:style>
    <style:style style:name="P35" style:family="paragraph" style:parent-style-name="Preformatted_20_Text">
      <style:text-properties officeooo:paragraph-rsid="00176389"/>
    </style:style>
    <style:style style:name="P36" style:family="paragraph" style:parent-style-name="Preformatted_20_Text">
      <style:text-properties officeooo:paragraph-rsid="001cc45d"/>
    </style:style>
    <style:style style:name="P37" style:family="paragraph" style:parent-style-name="Preformatted_20_Text">
      <style:text-properties officeooo:rsid="00585e96" officeooo:paragraph-rsid="00585e96"/>
    </style:style>
    <style:style style:name="P38" style:family="paragraph" style:parent-style-name="Preformatted_20_Text">
      <style:text-properties officeooo:rsid="001b745f" officeooo:paragraph-rsid="001b745f"/>
    </style:style>
    <style:style style:name="P39" style:family="paragraph" style:parent-style-name="Preformatted_20_Text">
      <style:text-properties officeooo:rsid="0081150e" officeooo:paragraph-rsid="0081150e"/>
    </style:style>
    <style:style style:name="P40" style:family="paragraph" style:parent-style-name="Preformatted_20_Text">
      <style:text-properties officeooo:rsid="0081150e" officeooo:paragraph-rsid="0112db36"/>
    </style:style>
    <style:style style:name="P41" style:family="paragraph" style:parent-style-name="Preformatted_20_Text">
      <style:text-properties fo:font-weight="bold" officeooo:rsid="004929cd" officeooo:paragraph-rsid="00478810" fo:background-color="transparent" style:font-weight-asian="bold" style:font-weight-complex="bold"/>
    </style:style>
    <style:style style:name="P42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0c22068" officeooo:paragraph-rsid="00c22068" fo:background-color="transparent" style:font-weight-asian="normal" style:font-weight-complex="normal"/>
    </style:style>
    <style:style style:name="P43" style:family="paragraph" style:parent-style-name="Preformatted_20_Text">
      <style:paragraph-properties fo:margin-left="0cm" fo:margin-right="0cm" fo:text-indent="0cm" style:auto-text-indent="false"/>
      <style:text-properties fo:font-weight="normal" officeooo:rsid="00c22068" officeooo:paragraph-rsid="00c22068" fo:background-color="transparent" style:font-weight-asian="normal" style:font-weight-complex="normal"/>
    </style:style>
    <style:style style:name="P44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493f1c" officeooo:paragraph-rsid="01493f1c" fo:background-color="transparent" style:font-weight-asian="normal" style:font-weight-complex="normal"/>
    </style:style>
    <style:style style:name="P45" style:family="paragraph" style:parent-style-name="Preformatted_20_Text">
      <style:paragraph-properties fo:margin-left="0cm" fo:margin-right="0cm" fo:text-indent="0cm" style:auto-text-indent="false"/>
      <style:text-properties fo:font-weight="normal" officeooo:rsid="01493f1c" officeooo:paragraph-rsid="01493f1c" fo:background-color="transparent" style:font-weight-asian="normal" style:font-weight-complex="normal"/>
    </style:style>
    <style:style style:name="P46" style:family="paragraph" style:parent-style-name="Preformatted_20_Text">
      <style:paragraph-properties fo:margin-left="0cm" fo:margin-right="0cm" fo:text-indent="0cm" style:auto-text-indent="false" fo:break-before="page"/>
      <style:text-properties fo:font-weight="normal" officeooo:rsid="01493f1c" officeooo:paragraph-rsid="01493f1c" fo:background-color="transparent" style:font-weight-asian="normal" style:font-weight-complex="normal"/>
    </style:style>
    <style:style style:name="P47" style:family="paragraph" style:parent-style-name="Preformatted_20_Text">
      <loext:graphic-properties draw:fill="none"/>
      <style:paragraph-properties fo:margin-left="1.251cm" fo:margin-right="0cm" fo:margin-top="0cm" fo:margin-bottom="0cm" style:contextual-spacing="false" fo:text-indent="0cm" style:auto-text-indent="false" fo:background-color="transparent"/>
      <style:text-properties fo:font-weight="normal" officeooo:rsid="004d697e" officeooo:paragraph-rsid="004d697e" fo:background-color="transparent" style:font-weight-asian="normal" style:font-weight-complex="normal"/>
    </style:style>
    <style:style style:name="P48" style:family="paragraph" style:parent-style-name="Preformatted_20_Text">
      <style:paragraph-properties fo:margin-left="0cm" fo:margin-right="0cm" fo:text-indent="0cm" style:auto-text-indent="false"/>
      <style:text-properties fo:font-weight="normal" officeooo:rsid="016f7ee0" officeooo:paragraph-rsid="016f7ee0" fo:background-color="transparent" style:font-weight-asian="normal" style:font-weight-complex="normal"/>
    </style:style>
    <style:style style:name="P49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6f7ee0" officeooo:paragraph-rsid="016f7ee0" fo:background-color="transparent" style:font-weight-asian="normal" style:font-weight-complex="normal"/>
    </style:style>
    <style:style style:name="P50" style:family="paragraph" style:parent-style-name="Preformatted_20_Text">
      <style:text-properties fo:font-weight="normal" officeooo:rsid="004aa4da" officeooo:paragraph-rsid="00478810" fo:background-color="#ffff00" style:font-weight-asian="normal" style:font-weight-complex="normal"/>
    </style:style>
    <style:style style:name="P51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fo:font-weight="normal" officeooo:rsid="004d697e" officeooo:paragraph-rsid="004d697e" fo:background-color="#ffff00" style:font-weight-asian="normal" style:font-weight-complex="normal"/>
    </style:style>
    <style:style style:name="P52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493f1c" officeooo:paragraph-rsid="01493f1c" fo:background-color="#ffff00" style:font-weight-asian="normal" style:font-weight-complex="normal"/>
    </style:style>
    <style:style style:name="P53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75fec2" officeooo:paragraph-rsid="0175fec2" fo:background-color="#ffff00" style:font-weight-asian="normal" style:font-weight-complex="normal"/>
    </style:style>
    <style:style style:name="P54" style:family="paragraph" style:parent-style-name="Preformatted_20_Text">
      <style:text-properties officeooo:rsid="00585e96" officeooo:paragraph-rsid="00585e96" fo:background-color="transparent"/>
    </style:style>
    <style:style style:name="P55" style:family="paragraph" style:parent-style-name="Preformatted_20_Text">
      <style:text-properties officeooo:rsid="00585e96" officeooo:paragraph-rsid="0112db36" fo:background-color="transparent"/>
    </style:style>
    <style:style style:name="P56" style:family="paragraph" style:parent-style-name="Preformatted_20_Text">
      <style:text-properties officeooo:rsid="003ddb18" officeooo:paragraph-rsid="003ddb18" fo:background-color="transparent"/>
    </style:style>
    <style:style style:name="P57" style:family="paragraph" style:parent-style-name="Preformatted_20_Text">
      <style:text-properties officeooo:paragraph-rsid="001cc45d" fo:background-color="transparent"/>
    </style:style>
    <style:style style:name="P58" style:family="paragraph" style:parent-style-name="Preformatted_20_Text">
      <style:text-properties officeooo:paragraph-rsid="002540b3" fo:background-color="transparent"/>
    </style:style>
    <style:style style:name="P59" style:family="paragraph" style:parent-style-name="Preformatted_20_Text">
      <style:text-properties officeooo:paragraph-rsid="002e60a6" fo:background-color="transparent"/>
    </style:style>
    <style:style style:name="P60" style:family="paragraph" style:parent-style-name="Preformatted_20_Text">
      <style:text-properties officeooo:rsid="004e8835" officeooo:paragraph-rsid="00514c55" fo:background-color="transparent"/>
    </style:style>
    <style:style style:name="P61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 fo:background-color="transparent"/>
    </style:style>
    <style:style style:name="P62" style:family="paragraph" style:parent-style-name="Preformatted_20_Text">
      <style:text-properties officeooo:rsid="004e8835" officeooo:paragraph-rsid="0112db36" fo:background-color="transparent"/>
    </style:style>
    <style:style style:name="P63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112db36" fo:background-color="transparent"/>
    </style:style>
    <style:style style:name="P64" style:family="paragraph" style:parent-style-name="Preformatted_20_Text">
      <style:text-properties officeooo:rsid="00e01af0" officeooo:paragraph-rsid="00e01af0" fo:background-color="transparent"/>
    </style:style>
    <style:style style:name="P65" style:family="paragraph" style:parent-style-name="Preformatted_20_Text">
      <style:text-properties officeooo:rsid="00e01af0" officeooo:paragraph-rsid="0112db36" fo:background-color="transparent"/>
    </style:style>
    <style:style style:name="P66" style:family="paragraph" style:parent-style-name="Preformatted_20_Text">
      <style:text-properties officeooo:rsid="00104687" officeooo:paragraph-rsid="005894b2" fo:background-color="transparent"/>
    </style:style>
    <style:style style:name="P67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5894b2" fo:background-color="transparent"/>
    </style:style>
    <style:style style:name="P68" style:family="paragraph" style:parent-style-name="Preformatted_20_Text">
      <style:text-properties officeooo:rsid="00104687" officeooo:paragraph-rsid="0112db36" fo:background-color="transparent"/>
    </style:style>
    <style:style style:name="P69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12db36" fo:background-color="transparent"/>
    </style:style>
    <style:style style:name="P70" style:family="paragraph" style:parent-style-name="Preformatted_20_Text">
      <style:text-properties officeooo:paragraph-rsid="00514c55" fo:background-color="transparent"/>
    </style:style>
    <style:style style:name="P71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transparent"/>
    </style:style>
    <style:style style:name="P72" style:family="paragraph" style:parent-style-name="Preformatted_20_Text">
      <style:paragraph-properties fo:margin-left="0cm" fo:margin-right="0cm" fo:text-indent="0cm" style:auto-text-indent="false"/>
      <style:text-properties officeooo:paragraph-rsid="00514c55" fo:background-color="transparent"/>
    </style:style>
    <style:style style:name="P73" style:family="paragraph" style:parent-style-name="Preformatted_20_Text">
      <style:text-properties officeooo:paragraph-rsid="0081150e" fo:background-color="transparent"/>
    </style:style>
    <style:style style:name="P74" style:family="paragraph" style:parent-style-name="Preformatted_20_Text">
      <style:text-properties officeooo:rsid="0081150e" officeooo:paragraph-rsid="00c54e57" fo:background-color="transparent"/>
    </style:style>
    <style:style style:name="P75" style:family="paragraph" style:parent-style-name="Preformatted_20_Text">
      <style:text-properties officeooo:rsid="0081150e" officeooo:paragraph-rsid="0112db36" fo:background-color="transparent"/>
    </style:style>
    <style:style style:name="P76" style:family="paragraph" style:parent-style-name="Preformatted_20_Text">
      <style:text-properties officeooo:paragraph-rsid="0112db36" fo:background-color="transparent"/>
    </style:style>
    <style:style style:name="P77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transparent"/>
    </style:style>
    <style:style style:name="P78" style:family="paragraph" style:parent-style-name="Preformatted_20_Text">
      <style:paragraph-properties fo:margin-left="0cm" fo:margin-right="0cm" fo:text-indent="0cm" style:auto-text-indent="false"/>
      <style:text-properties officeooo:paragraph-rsid="0112db36" fo:background-color="transparent"/>
    </style:style>
    <style:style style:name="P79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80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0525c3e" officeooo:paragraph-rsid="00525c3e" fo:background-color="transparent"/>
    </style:style>
    <style:style style:name="P81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82" style:family="paragraph" style:parent-style-name="Preformatted_20_Text" style:master-page-name="">
      <style:paragraph-properties style:page-number="auto" fo:keep-with-next="always"/>
      <style:text-properties officeooo:rsid="00525c3e" officeooo:paragraph-rsid="00525c3e" fo:background-color="transparent"/>
    </style:style>
    <style:style style:name="P83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25c3e" officeooo:paragraph-rsid="0112db36" fo:background-color="transparent"/>
    </style:style>
    <style:style style:name="P84" style:family="paragraph" style:parent-style-name="Preformatted_20_Text">
      <style:paragraph-properties fo:margin-left="0cm" fo:margin-right="0cm" fo:text-indent="0cm" style:auto-text-indent="false"/>
      <style:text-properties officeooo:rsid="002540b3" officeooo:paragraph-rsid="00b535a7" fo:background-color="transparent"/>
    </style:style>
    <style:style style:name="P85" style:family="paragraph" style:parent-style-name="Preformatted_20_Text">
      <style:paragraph-properties fo:margin-left="0cm" fo:margin-right="0cm" fo:text-indent="0cm" style:auto-text-indent="false"/>
      <style:text-properties officeooo:rsid="002540b3" officeooo:paragraph-rsid="0112db36" fo:background-color="transparent"/>
    </style:style>
    <style:style style:name="P86" style:family="paragraph" style:parent-style-name="Preformatted_20_Text">
      <style:paragraph-properties fo:margin-left="0cm" fo:margin-right="0cm" fo:text-indent="0cm" style:auto-text-indent="false"/>
      <style:text-properties officeooo:rsid="008f150b" officeooo:paragraph-rsid="00a98076" fo:background-color="transparent"/>
    </style:style>
    <style:style style:name="P87" style:family="paragraph" style:parent-style-name="Preformatted_20_Text">
      <style:paragraph-properties fo:margin-left="0cm" fo:margin-right="0cm" fo:text-indent="0cm" style:auto-text-indent="false"/>
      <style:text-properties officeooo:rsid="008f150b" officeooo:paragraph-rsid="0112db36" fo:background-color="transparent"/>
    </style:style>
    <style:style style:name="P88" style:family="paragraph" style:parent-style-name="Preformatted_20_Text">
      <style:paragraph-properties fo:margin-left="0cm" fo:margin-right="0cm" fo:text-indent="0cm" style:auto-text-indent="false"/>
      <style:text-properties officeooo:paragraph-rsid="00c6ae70" fo:background-color="transparent"/>
    </style:style>
    <style:style style:name="P89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transparent"/>
    </style:style>
    <style:style style:name="P90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112db36" fo:background-color="transparent"/>
    </style:style>
    <style:style style:name="P91" style:family="paragraph" style:parent-style-name="Preformatted_20_Text">
      <style:paragraph-properties fo:margin-left="0cm" fo:margin-right="0cm" fo:text-indent="0cm" style:auto-text-indent="false"/>
      <style:text-properties officeooo:rsid="0033e1de" officeooo:paragraph-rsid="00b2e935" fo:background-color="transparent"/>
    </style:style>
    <style:style style:name="P92" style:family="paragraph" style:parent-style-name="Preformatted_20_Text">
      <style:text-properties officeooo:rsid="003e2d41" officeooo:paragraph-rsid="003e2d41" fo:background-color="transparent"/>
    </style:style>
    <style:style style:name="P93" style:family="paragraph" style:parent-style-name="Preformatted_20_Text">
      <style:text-properties officeooo:rsid="003e2d41" officeooo:paragraph-rsid="00809cab" fo:background-color="transparent"/>
    </style:style>
    <style:style style:name="P94" style:family="paragraph" style:parent-style-name="Preformatted_20_Text">
      <style:text-properties officeooo:rsid="0170a42e" officeooo:paragraph-rsid="0170a42e" fo:background-color="transparent"/>
    </style:style>
    <style:style style:name="P95" style:family="paragraph" style:parent-style-name="Preformatted_20_Text">
      <style:text-properties officeooo:paragraph-rsid="00585e96"/>
    </style:style>
    <style:style style:name="P96" style:family="paragraph" style:parent-style-name="Preformatted_20_Text">
      <style:text-properties officeooo:rsid="00585e96" officeooo:paragraph-rsid="00585e96" fo:background-color="#ffff00"/>
    </style:style>
    <style:style style:name="P97" style:family="paragraph" style:parent-style-name="Preformatted_20_Text">
      <style:text-properties officeooo:rsid="00585e96" officeooo:paragraph-rsid="0112db36" fo:background-color="#ffff00"/>
    </style:style>
    <style:style style:name="P98" style:family="paragraph" style:parent-style-name="Preformatted_20_Text">
      <style:text-properties officeooo:rsid="0081150e" officeooo:paragraph-rsid="00c54e57" fo:background-color="#ffff00"/>
    </style:style>
    <style:style style:name="P99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0c54e57" fo:background-color="#ffff00"/>
    </style:style>
    <style:style style:name="P100" style:family="paragraph" style:parent-style-name="Preformatted_20_Text">
      <style:text-properties officeooo:rsid="0081150e" officeooo:paragraph-rsid="0112db36" fo:background-color="#ffff00"/>
    </style:style>
    <style:style style:name="P101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112db36" fo:background-color="#ffff00"/>
    </style:style>
    <style:style style:name="P102" style:family="paragraph" style:parent-style-name="Preformatted_20_Text">
      <style:text-properties officeooo:rsid="00595658" officeooo:paragraph-rsid="00595658" fo:background-color="#ffff00"/>
    </style:style>
    <style:style style:name="P103" style:family="paragraph" style:parent-style-name="Preformatted_20_Text">
      <style:text-properties officeooo:rsid="00595658" officeooo:paragraph-rsid="014848af" fo:background-color="#ffff00"/>
    </style:style>
    <style:style style:name="P104" style:family="paragraph" style:parent-style-name="Preformatted_20_Text">
      <style:text-properties officeooo:paragraph-rsid="0112db36" fo:background-color="#ffff00"/>
    </style:style>
    <style:style style:name="P105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#ffff00"/>
    </style:style>
    <style:style style:name="P106" style:family="paragraph" style:parent-style-name="Preformatted_20_Text">
      <style:text-properties officeooo:rsid="01466cc8" officeooo:paragraph-rsid="0112db36" fo:background-color="#ffff00"/>
    </style:style>
    <style:style style:name="P107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458f2d" fo:background-color="#ffff00"/>
    </style:style>
    <style:style style:name="P108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466cc8" fo:background-color="#ffff00"/>
    </style:style>
    <style:style style:name="P109" style:family="paragraph" style:parent-style-name="Preformatted_20_Text">
      <style:text-properties officeooo:rsid="0147a16b" officeooo:paragraph-rsid="0112db36" fo:background-color="#ffff00"/>
    </style:style>
    <style:style style:name="P110" style:family="paragraph" style:parent-style-name="Preformatted_20_Text">
      <style:text-properties officeooo:rsid="0147a16b" officeooo:paragraph-rsid="0147a16b" fo:background-color="#ffff00"/>
    </style:style>
    <style:style style:name="P111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#ffff00"/>
    </style:style>
    <style:style style:name="P112" style:family="paragraph" style:parent-style-name="Preformatted_20_Text">
      <style:paragraph-properties fo:margin-left="1.251cm" fo:margin-right="0cm" fo:text-indent="0cm" style:auto-text-indent="false"/>
      <style:text-properties officeooo:paragraph-rsid="002540b3" fo:background-color="#ffff00"/>
    </style:style>
    <style:style style:name="P113" style:family="paragraph" style:parent-style-name="Preformatted_20_Text">
      <style:paragraph-properties fo:margin-left="0cm" fo:margin-right="0cm" fo:text-indent="0cm" style:auto-text-indent="false"/>
      <style:text-properties officeooo:paragraph-rsid="002540b3" fo:background-color="#ffff00"/>
    </style:style>
    <style:style style:name="P114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027a95c" fo:background-color="#ffff00"/>
    </style:style>
    <style:style style:name="P115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112db36" fo:background-color="#ffff00"/>
    </style:style>
    <style:style style:name="P116" style:family="paragraph" style:parent-style-name="Preformatted_20_Text">
      <style:paragraph-properties fo:margin-left="1.251cm" fo:margin-right="0cm" fo:text-indent="0cm" style:auto-text-indent="false"/>
      <style:text-properties officeooo:rsid="00c54e57" officeooo:paragraph-rsid="00c54e57" fo:background-color="#ffff00"/>
    </style:style>
    <style:style style:name="P117" style:family="paragraph" style:parent-style-name="Preformatted_20_Text">
      <style:paragraph-properties fo:margin-left="1.251cm" fo:margin-right="0cm" fo:text-indent="0cm" style:auto-text-indent="false"/>
      <style:text-properties officeooo:paragraph-rsid="010b5326" fo:background-color="#ffff00"/>
    </style:style>
    <style:style style:name="P118" style:family="paragraph" style:parent-style-name="Preformatted_20_Text">
      <style:paragraph-properties fo:margin-left="0cm" fo:margin-right="0cm" fo:text-indent="0cm" style:auto-text-indent="false"/>
      <style:text-properties officeooo:paragraph-rsid="010b5326" fo:background-color="#ffff00"/>
    </style:style>
    <style:style style:name="P119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#ffff00"/>
    </style:style>
    <style:style style:name="P120" style:family="paragraph" style:parent-style-name="Preformatted_20_Text" style:master-page-name="">
      <style:paragraph-properties style:page-number="auto" fo:keep-with-next="always"/>
      <style:text-properties officeooo:rsid="00525c3e" officeooo:paragraph-rsid="0112db36" fo:background-color="#ffff00"/>
    </style:style>
    <style:style style:name="P121" style:family="paragraph" style:parent-style-name="Preformatted_20_Text">
      <style:paragraph-properties fo:margin-left="0cm" fo:margin-right="0cm" fo:text-indent="0cm" style:auto-text-indent="false"/>
      <style:text-properties officeooo:rsid="010b5326" officeooo:paragraph-rsid="010b5326" fo:background-color="#ffff00"/>
    </style:style>
    <style:style style:name="P122" style:family="paragraph" style:parent-style-name="Preformatted_20_Text">
      <style:text-properties officeooo:rsid="014bfecc" officeooo:paragraph-rsid="014bfecc" fo:background-color="#ffff00"/>
    </style:style>
    <style:style style:name="P123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143ae77" officeooo:paragraph-rsid="0112db36" fo:background-color="#ffff00"/>
    </style:style>
    <style:style style:name="P124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58f2d" officeooo:paragraph-rsid="01458f2d" fo:background-color="#ffff00"/>
    </style:style>
    <style:style style:name="P125" style:family="paragraph" style:parent-style-name="Preformatted_20_Text">
      <style:text-properties officeooo:rsid="0033e1de" officeooo:paragraph-rsid="00b2e935" fo:background-color="#ffff00"/>
    </style:style>
    <style:style style:name="P126" style:family="paragraph" style:parent-style-name="Preformatted_20_Text">
      <style:paragraph-properties fo:margin-left="3.752cm" fo:margin-right="0cm" fo:text-indent="0cm" style:auto-text-indent="false"/>
      <style:text-properties officeooo:rsid="0033e1de" officeooo:paragraph-rsid="00b2e935" fo:background-color="#ffff00"/>
    </style:style>
    <style:style style:name="P127" style:family="paragraph" style:parent-style-name="Preformatted_20_Text">
      <style:text-properties officeooo:rsid="004d697e" officeooo:paragraph-rsid="004d697e" fo:background-color="#ffff00"/>
    </style:style>
    <style:style style:name="P128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478810" officeooo:paragraph-rsid="00478810" fo:background-color="#ffff00"/>
    </style:style>
    <style:style style:name="P129" style:family="paragraph" style:parent-style-name="Preformatted_20_Text">
      <style:text-properties officeooo:rsid="004c1230" officeooo:paragraph-rsid="004c1230" fo:background-color="#ffff00"/>
    </style:style>
    <style:style style:name="P130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112db36" fo:background-color="#ffff00"/>
    </style:style>
    <style:style style:name="P131" style:family="paragraph" style:parent-style-name="Preformatted_20_Text">
      <style:text-properties officeooo:rsid="014c533c" officeooo:paragraph-rsid="014c533c" fo:background-color="#ffff00"/>
    </style:style>
    <style:style style:name="P132" style:family="paragraph" style:parent-style-name="Preformatted_20_Text">
      <style:text-properties officeooo:paragraph-rsid="0112db36"/>
    </style:style>
    <style:style style:name="P133" style:family="paragraph" style:parent-style-name="Standard">
      <style:text-properties officeooo:paragraph-rsid="0112db36"/>
    </style:style>
    <style:style style:name="P134" style:family="paragraph" style:parent-style-name="Preformatted_20_Text">
      <style:text-properties fo:font-style="normal" fo:font-weight="normal" officeooo:rsid="010810d1" officeooo:paragraph-rsid="014848af" fo:background-color="#ffff00" style:font-style-asian="normal" style:font-weight-asian="normal" style:font-style-complex="normal" style:font-weight-complex="normal"/>
    </style:style>
    <style:style style:name="P135" style:family="paragraph" style:parent-style-name="Preformatted_20_Text">
      <style:text-properties fo:font-style="normal" fo:font-weight="normal" officeooo:rsid="014bfecc" officeooo:paragraph-rsid="014bfecc" fo:background-color="#ffff00" style:font-style-asian="normal" style:font-weight-asian="normal" style:font-style-complex="normal" style:font-weight-complex="normal"/>
    </style:style>
    <style:style style:name="P136" style:family="paragraph" style:parent-style-name="Preformatted_20_Text">
      <style:text-properties fo:font-style="normal" fo:font-weight="normal" officeooo:rsid="017c9d37" officeooo:paragraph-rsid="017c9d37" fo:background-color="#ffff00" style:font-style-asian="normal" style:font-weight-asian="normal" style:font-style-complex="normal" style:font-weight-complex="normal"/>
    </style:style>
    <style:style style:name="P137" style:family="paragraph" style:parent-style-name="Preformatted_20_Text">
      <style:text-properties fo:font-style="normal" fo:font-weight="normal" officeooo:rsid="014848af" officeooo:paragraph-rsid="014848af" fo:background-color="#ffff00" style:font-style-asian="normal" style:font-weight-asian="normal" style:font-style-complex="normal" style:font-weight-complex="normal"/>
    </style:style>
    <style:style style:name="P138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/>
    </style:style>
    <style:style style:name="P139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112db36"/>
    </style:style>
    <style:style style:name="P140" style:family="paragraph" style:parent-style-name="Preformatted_20_Text">
      <style:paragraph-properties fo:margin-left="1.251cm" fo:margin-right="0cm" fo:text-indent="0cm" style:auto-text-indent="false"/>
      <style:text-properties officeooo:rsid="00a98076" officeooo:paragraph-rsid="00a98076" fo:background-color="#f10d0c"/>
    </style:style>
    <style:style style:name="P141" style:family="paragraph" style:parent-style-name="Preformatted_20_Text">
      <style:paragraph-properties fo:margin-left="1.251cm" fo:margin-right="0cm" fo:text-indent="0cm" style:auto-text-indent="false"/>
      <style:text-properties officeooo:rsid="008f150b" officeooo:paragraph-rsid="00a98076" fo:background-color="#f10d0c"/>
    </style:style>
    <style:style style:name="P142" style:family="paragraph" style:parent-style-name="Preformatted_20_Text">
      <style:paragraph-properties fo:margin-left="1.251cm" fo:margin-right="0cm" fo:text-indent="0cm" style:auto-text-indent="false"/>
      <style:text-properties officeooo:paragraph-rsid="00a98076" fo:background-color="#f10d0c"/>
    </style:style>
    <style:style style:name="P143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0d3b6d4"/>
    </style:style>
    <style:style style:name="P144" style:family="paragraph" style:parent-style-name="Preformatted_20_Text">
      <style:paragraph-properties fo:margin-left="0cm" fo:margin-right="0cm" fo:text-indent="0cm" style:auto-text-indent="false"/>
      <style:text-properties officeooo:rsid="00d3b6d4" officeooo:paragraph-rsid="00d3b6d4"/>
    </style:style>
    <style:style style:name="P145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officeooo:paragraph-rsid="004c1230"/>
    </style:style>
    <style:style style:name="P146" style:family="paragraph" style:parent-style-name="Preformatted_20_Text">
      <style:paragraph-properties fo:margin-left="0cm" fo:margin-right="0cm" fo:text-indent="0cm" style:auto-text-indent="false"/>
      <style:text-properties officeooo:paragraph-rsid="00c22068"/>
    </style:style>
    <style:style style:name="P147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#b2b2b2"/>
    </style:style>
    <style:style style:name="P148" style:family="paragraph" style:parent-style-name="Standard">
      <style:text-properties officeooo:paragraph-rsid="00766f35"/>
    </style:style>
    <style:style style:name="P149" style:family="paragraph" style:parent-style-name="Standard">
      <style:text-properties officeooo:paragraph-rsid="009549ef"/>
    </style:style>
    <style:style style:name="P150" style:family="paragraph" style:parent-style-name="Standard">
      <style:text-properties officeooo:paragraph-rsid="0130df51"/>
    </style:style>
    <style:style style:name="P151" style:family="paragraph" style:parent-style-name="Preformatted_20_Text">
      <style:paragraph-properties fo:break-before="page"/>
    </style:style>
    <style:style style:name="P1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3" style:family="paragraph" style:parent-style-name="Preformatted_20_Text">
      <style:text-properties style:use-window-font-color="true" loext:opacity="0%" fo:font-weight="normal" officeooo:rsid="0162b46a" officeooo:paragraph-rsid="0162b46a" fo:background-color="transparent" style:font-weight-asian="normal" style:font-weight-complex="normal"/>
    </style:style>
    <style:style style:name="P154" style:family="paragraph" style:parent-style-name="Preformatted_20_Text">
      <style:paragraph-properties fo:margin-left="1.251cm" fo:margin-right="0cm" fo:text-indent="0cm" style:auto-text-indent="false"/>
      <style:text-properties officeooo:rsid="0130df51" officeooo:paragraph-rsid="0130df51" fo:background-color="#ff0000"/>
    </style:style>
    <style:style style:name="P155" style:family="paragraph" style:parent-style-name="Preformatted_20_Text">
      <style:paragraph-properties fo:margin-left="0cm" fo:margin-right="0cm" fo:text-indent="0cm" style:auto-text-indent="false"/>
      <style:text-properties officeooo:rsid="012e2c1e" officeooo:paragraph-rsid="012e2c1e" fo:background-color="#ff0000"/>
    </style:style>
    <style:style style:name="P156" style:family="paragraph" style:parent-style-name="Preformatted_20_Text">
      <style:paragraph-properties fo:margin-left="1.251cm" fo:margin-right="0cm" fo:text-indent="0cm" style:auto-text-indent="false"/>
      <style:text-properties officeooo:paragraph-rsid="01354a50" fo:background-color="#ff0000"/>
    </style:style>
    <style:style style:name="P157" style:family="paragraph" style:parent-style-name="Preformatted_20_Text">
      <style:paragraph-properties fo:margin-left="0cm" fo:margin-right="0cm" fo:text-indent="0cm" style:auto-text-indent="false"/>
      <style:text-properties officeooo:paragraph-rsid="0112db36" fo:background-color="#ff0000"/>
    </style:style>
    <style:style style:name="P158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#ff0000"/>
    </style:style>
    <style:style style:name="P159" style:family="paragraph" style:parent-style-name="Preformatted_20_Text">
      <style:paragraph-properties fo:margin-left="0cm" fo:margin-right="0cm" fo:text-indent="0cm" style:auto-text-indent="false"/>
      <style:text-properties officeooo:rsid="010b5326" officeooo:paragraph-rsid="0112db36" fo:background-color="#ff0000"/>
    </style:style>
    <style:style style:name="P160" style:family="paragraph" style:parent-style-name="Preformatted_20_Text">
      <style:paragraph-properties fo:margin-left="1.251cm" fo:margin-right="0cm" fo:text-indent="0cm" style:auto-text-indent="false"/>
      <style:text-properties officeooo:rsid="00c54e57" officeooo:paragraph-rsid="0112db36" fo:background-color="#ff0000"/>
    </style:style>
    <style:style style:name="P161" style:family="paragraph" style:parent-style-name="Preformatted_20_Text">
      <style:text-properties officeooo:paragraph-rsid="0112db36" fo:background-color="#ff4000"/>
    </style:style>
    <style:style style:name="P162" style:family="paragraph" style:parent-style-name="Preformatted_20_Text">
      <style:text-properties officeooo:paragraph-rsid="00652d92" fo:background-color="#ff4000"/>
    </style:style>
    <style:style style:name="P163" style:family="paragraph" style:parent-style-name="Preformatted_20_Text">
      <style:text-properties officeooo:rsid="0032be52" officeooo:paragraph-rsid="0032be52" fo:background-color="#ff4000"/>
    </style:style>
    <style:style style:name="P164" style:family="paragraph" style:parent-style-name="Preformatted_20_Text">
      <style:text-properties officeooo:rsid="0033e1de" officeooo:paragraph-rsid="0033e1de" fo:background-color="#ff4000"/>
    </style:style>
    <style:style style:name="P165" style:family="paragraph" style:parent-style-name="Preformatted_20_Text">
      <style:text-properties officeooo:rsid="005f6b0c" officeooo:paragraph-rsid="0033e1de" fo:background-color="#ff4000"/>
    </style:style>
    <style:style style:name="P166" style:family="paragraph" style:parent-style-name="Preformatted_20_Text">
      <style:text-properties officeooo:rsid="00374b8f" officeooo:paragraph-rsid="00374b8f" fo:background-color="#ff4000"/>
    </style:style>
    <style:style style:name="P167" style:family="paragraph" style:parent-style-name="Preformatted_20_Text">
      <style:text-properties officeooo:rsid="003ddb18" officeooo:paragraph-rsid="00652d92" fo:background-color="#ff4000"/>
    </style:style>
    <style:style style:name="P168" style:family="paragraph" style:parent-style-name="Preformatted_20_Text">
      <style:text-properties officeooo:rsid="003e2d41" officeooo:paragraph-rsid="003e2d41" fo:background-color="#ff4000"/>
    </style:style>
    <style:style style:name="P169" style:family="paragraph" style:parent-style-name="Heading_20_1">
      <style:paragraph-properties fo:break-before="page"/>
    </style:style>
    <style:style style:name="P170" style:family="paragraph" style:parent-style-name="Heading_20_1">
      <style:paragraph-properties fo:break-before="page" style:writing-mode="lr-tb"/>
      <style:text-properties officeooo:rsid="001cc45d" officeooo:paragraph-rsid="001cc45d"/>
    </style:style>
    <style:style style:name="P171" style:family="paragraph" style:parent-style-name="Heading_20_1">
      <style:paragraph-properties fo:break-before="page" style:writing-mode="lr-tb"/>
      <style:text-properties officeooo:rsid="001cc45d" officeooo:paragraph-rsid="0112db36"/>
    </style:style>
    <style:style style:name="P172" style:family="paragraph" style:parent-style-name="Heading_20_1" style:list-style-name="">
      <style:paragraph-properties style:writing-mode="lr-tb"/>
      <style:text-properties officeooo:rsid="002e60a6" officeooo:paragraph-rsid="002e60a6"/>
    </style:style>
    <style:style style:name="P173" style:family="paragraph" style:parent-style-name="Heading_20_1" style:list-style-name="">
      <style:paragraph-properties style:writing-mode="lr-tb"/>
      <style:text-properties officeooo:rsid="002e60a6" officeooo:paragraph-rsid="0112db36"/>
    </style:style>
    <style:style style:name="P174" style:family="paragraph" style:parent-style-name="Heading_20_1">
      <style:paragraph-properties style:writing-mode="lr-tb"/>
      <style:text-properties officeooo:rsid="002e60a6" officeooo:paragraph-rsid="002e60a6" fo:background-color="transparent"/>
    </style:style>
    <style:style style:name="P175" style:family="paragraph" style:parent-style-name="Preformatted_20_Text" style:list-style-name="L1">
      <style:text-properties officeooo:rsid="00104687" officeooo:paragraph-rsid="00d0efc5"/>
    </style:style>
    <style:style style:name="P176" style:family="paragraph" style:parent-style-name="Preformatted_20_Text" style:list-style-name="L1">
      <style:text-properties officeooo:rsid="00104687" officeooo:paragraph-rsid="0112db36"/>
    </style:style>
    <style:style style:name="P177" style:family="paragraph" style:parent-style-name="Preformatted_20_Text" style:list-style-name="L2">
      <style:text-properties officeooo:rsid="00104687" officeooo:paragraph-rsid="00b90a2d"/>
    </style:style>
    <style:style style:name="P178" style:family="paragraph" style:parent-style-name="Preformatted_20_Text" style:list-style-name="L3">
      <style:text-properties officeooo:rsid="00104687" officeooo:paragraph-rsid="0112db36"/>
    </style:style>
    <style:style style:name="P179" style:family="paragraph" style:parent-style-name="Preformatted_20_Text" style:list-style-name="L4">
      <style:text-properties fo:font-style="normal" fo:font-weight="normal" officeooo:rsid="017c9d37" officeooo:paragraph-rsid="017c9d37" fo:background-color="#ffff00" style:font-style-asian="normal" style:font-weight-asian="normal" style:font-style-complex="normal" style:font-weight-complex="normal"/>
    </style:style>
    <style:style style:name="P180" style:family="paragraph" style:parent-style-name="Preformatted_20_Text" style:list-style-name="L5">
      <style:text-properties style:font-name="Liberation Mono" fo:font-size="10pt" officeooo:rsid="003426b5" officeooo:paragraph-rsid="003426b5" fo:background-color="#ff4000" style:font-name-asian="DejaVu Sans Mono" style:font-size-asian="10pt" style:font-name-complex="Liberation Mono" style:font-size-complex="10pt"/>
    </style:style>
    <style:style style:name="P181" style:family="paragraph" style:parent-style-name="Preformatted_20_Text" style:list-style-name="L5">
      <style:text-properties style:font-name="Liberation Mono" fo:font-size="10pt" officeooo:rsid="00351166" officeooo:paragraph-rsid="00351166" fo:background-color="#ff4000" style:font-name-asian="DejaVu Sans Mono" style:font-size-asian="10pt" style:font-name-complex="Liberation Mono" style:font-size-complex="10pt"/>
    </style:style>
    <style:style style:name="P182" style:family="paragraph" style:parent-style-name="Preformatted_20_Text" style:list-style-name="L5">
      <style:text-properties style:font-name="Liberation Mono" fo:font-size="10pt" officeooo:rsid="00c16c35" officeooo:paragraph-rsid="00c16c35" fo:background-color="#ff4000" style:font-name-asian="DejaVu Sans Mono" style:font-size-asian="10pt" style:font-name-complex="Liberation Mono" style:font-size-complex="10pt"/>
    </style:style>
    <style:style style:name="P183" style:family="paragraph" style:parent-style-name="Preformatted_20_Text" style:list-style-name="L5">
      <style:text-properties style:font-name="Liberation Mono" fo:font-size="10pt" officeooo:rsid="003ad44b" officeooo:paragraph-rsid="003ad44b" fo:background-color="#ff4000" style:font-name-asian="DejaVu Sans Mono" style:font-size-asian="10pt" style:font-name-complex="Liberation Mono" style:font-size-complex="10pt"/>
    </style:style>
    <style:style style:name="P184" style:family="paragraph" style:parent-style-name="Preformatted_20_Text" style:list-style-name="L5">
      <style:text-properties style:font-name="Liberation Mono" fo:font-size="10pt" officeooo:rsid="00566c2c" officeooo:paragraph-rsid="00566c2c" fo:background-color="#ff4000" style:font-name-asian="DejaVu Sans Mono" style:font-size-asian="10pt" style:font-name-complex="Liberation Mono" style:font-size-complex="10pt"/>
    </style:style>
    <style:style style:name="P185" style:family="paragraph" style:parent-style-name="Preformatted_20_Text" style:list-style-name="L6">
      <style:text-properties style:font-name="Liberation Mono" fo:font-size="10pt" officeooo:rsid="002e60a6" officeooo:paragraph-rsid="002e60a6" fo:background-color="#ff4000" style:font-name-asian="DejaVu Sans Mono" style:font-size-asian="10pt" style:font-name-complex="Liberation Mono" style:font-size-complex="10pt"/>
    </style:style>
    <style:style style:name="P186" style:family="paragraph" style:parent-style-name="Preformatted_20_Text" style:list-style-name="L6">
      <style:text-properties officeooo:rsid="002e60a6" officeooo:paragraph-rsid="002e60a6" fo:background-color="#ff4000"/>
    </style:style>
    <style:style style:name="P187" style:family="paragraph" style:parent-style-name="Preformatted_20_Text" style:list-style-name="L6">
      <style:text-properties officeooo:rsid="002fdfe7" officeooo:paragraph-rsid="002fdfe7" fo:background-color="#ff4000"/>
    </style:style>
    <style:style style:name="P188" style:family="paragraph" style:parent-style-name="Preformatted_20_Text" style:list-style-name="L6">
      <style:text-properties officeooo:rsid="002fdfe7" officeooo:paragraph-rsid="0038e7a6" fo:background-color="#ff4000"/>
    </style:style>
    <style:style style:name="P189" style:family="paragraph" style:parent-style-name="Preformatted_20_Text" style:list-style-name="L6">
      <style:text-properties officeooo:rsid="0032be52" officeooo:paragraph-rsid="0032be52" fo:background-color="#ff4000"/>
    </style:style>
    <style:style style:name="P190" style:family="paragraph" style:parent-style-name="Preformatted_20_Text" style:list-style-name="L8">
      <style:text-properties officeooo:rsid="003e2d41" officeooo:paragraph-rsid="006d95ab" fo:background-color="#ff4000"/>
    </style:style>
    <style:style style:name="P191" style:family="paragraph" style:parent-style-name="Preformatted_20_Text">
      <style:text-properties officeooo:rsid="003e2d41" officeooo:paragraph-rsid="003e2d41" fo:background-color="#ff4000"/>
    </style:style>
    <style:style style:name="P192" style:family="paragraph" style:parent-style-name="Preformatted_20_Text" style:list-style-name="L8">
      <style:text-properties officeooo:rsid="01538000" officeooo:paragraph-rsid="01538000" fo:background-color="#ff4000"/>
    </style:style>
    <style:style style:name="P193" style:family="paragraph" style:parent-style-name="Preformatted_20_Text" style:list-style-name="L8">
      <style:text-properties officeooo:rsid="0161ee74" officeooo:paragraph-rsid="0161ee74" fo:background-color="#ff4000"/>
    </style:style>
    <style:style style:name="P194" style:family="paragraph" style:parent-style-name="Preformatted_20_Text" style:list-style-name="L8">
      <style:text-properties officeooo:rsid="00838977" officeooo:paragraph-rsid="00838977" fo:background-color="#ff4000"/>
    </style:style>
    <style:style style:name="P195" style:family="paragraph" style:parent-style-name="Preformatted_20_Text" style:list-style-name="L8">
      <style:text-properties officeooo:rsid="01587a49" officeooo:paragraph-rsid="01587a49" fo:background-color="#ff4000"/>
    </style:style>
    <style:style style:name="P196" style:family="paragraph" style:parent-style-name="Preformatted_20_Text">
      <style:text-properties officeooo:rsid="006af04a" officeooo:paragraph-rsid="006af04a" fo:background-color="#ff4000"/>
    </style:style>
    <style:style style:name="P197" style:family="paragraph" style:parent-style-name="Preformatted_20_Text" style:list-style-name="L8">
      <style:paragraph-properties style:writing-mode="lr-tb"/>
      <style:text-properties officeooo:rsid="007bbf84" officeooo:paragraph-rsid="007bbf84" fo:background-color="#ff4000"/>
    </style:style>
    <style:style style:name="P198" style:family="paragraph" style:parent-style-name="Preformatted_20_Text" style:list-style-name="L8">
      <style:text-properties officeooo:rsid="0070715b" officeooo:paragraph-rsid="007bd7b2" fo:background-color="#ff4000"/>
    </style:style>
    <style:style style:name="P199" style:family="paragraph" style:parent-style-name="Preformatted_20_Text">
      <style:text-properties officeooo:rsid="003ddb18" officeooo:paragraph-rsid="003ddb18" fo:background-color="#ff4000"/>
    </style:style>
    <style:style style:name="P200" style:family="paragraph" style:parent-style-name="Preformatted_20_Text" style:list-style-name="L10">
      <style:text-properties officeooo:rsid="007300e6" officeooo:paragraph-rsid="00ce5df7" fo:background-color="#ff4000"/>
    </style:style>
    <style:style style:name="P201" style:family="paragraph" style:parent-style-name="Preformatted_20_Text" style:list-style-name="L10">
      <style:text-properties officeooo:paragraph-rsid="00ce5df7" fo:background-color="#ff4000"/>
    </style:style>
    <style:style style:name="P202" style:family="paragraph" style:parent-style-name="Preformatted_20_Text">
      <style:paragraph-properties fo:margin-left="0cm" fo:margin-right="0cm" fo:text-indent="0cm" style:auto-text-indent="false"/>
      <style:text-properties officeooo:rsid="00d3b6d4" officeooo:paragraph-rsid="00d3b6d4" fo:background-color="#ff4000"/>
    </style:style>
    <style:style style:name="P203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0d3b6d4" fo:background-color="#ff4000"/>
    </style:style>
    <style:style style:name="P204" style:family="paragraph" style:parent-style-name="Preformatted_20_Text" style:list-style-name="L7">
      <style:text-properties officeooo:paragraph-rsid="00652d92"/>
    </style:style>
    <style:style style:name="P205" style:family="paragraph" style:parent-style-name="Preformatted_20_Text" style:list-style-name="L8">
      <style:text-properties officeooo:paragraph-rsid="0063cecf" fo:background-color="transparent"/>
    </style:style>
    <style:style style:name="P206" style:family="paragraph" style:parent-style-name="Preformatted_20_Text" style:list-style-name="L8">
      <style:text-properties fo:font-weight="normal" officeooo:rsid="0069795d" officeooo:paragraph-rsid="0069795d" fo:background-color="#ffff00" style:font-weight-asian="normal" style:font-weight-complex="normal"/>
    </style:style>
    <style:style style:name="P207" style:family="paragraph" style:parent-style-name="Preformatted_20_Text" style:list-style-name="L8">
      <style:text-properties fo:font-weight="normal" officeooo:rsid="00b3411a" officeooo:paragraph-rsid="00b3411a" fo:background-color="#ffff00" style:font-weight-asian="normal" style:font-weight-complex="normal"/>
    </style:style>
    <style:style style:name="P208" style:family="paragraph" style:parent-style-name="Preformatted_20_Text" style:list-style-name="L8">
      <style:text-properties fo:font-weight="normal" officeooo:rsid="006af04a" officeooo:paragraph-rsid="006af04a" fo:background-color="#ff4000" style:font-weight-asian="normal" style:font-weight-complex="normal"/>
    </style:style>
    <style:style style:name="P209" style:family="paragraph" style:parent-style-name="Preformatted_20_Text" style:list-style-name="L8">
      <style:text-properties fo:font-weight="normal" officeooo:rsid="01587a49" officeooo:paragraph-rsid="01587a49" fo:background-color="#ff4000" style:font-weight-asian="normal" style:font-weight-complex="normal"/>
    </style:style>
    <style:style style:name="P210" style:family="paragraph" style:parent-style-name="Preformatted_20_Text" style:list-style-name="L8">
      <style:text-properties fo:font-weight="normal" officeooo:rsid="0070715b" officeooo:paragraph-rsid="0070715b" fo:background-color="#ff4000" style:font-weight-asian="normal" style:font-weight-complex="normal"/>
    </style:style>
    <style:style style:name="P211" style:family="paragraph" style:parent-style-name="Preformatted_20_Text">
      <style:text-properties fo:font-weight="normal" officeooo:rsid="004aa4da" officeooo:paragraph-rsid="00ce5df7" fo:background-color="#ff4000" style:font-weight-asian="normal" style:font-weight-complex="normal"/>
    </style:style>
    <style:style style:name="P212" style:family="paragraph" style:parent-style-name="Preformatted_20_Text" style:list-style-name="L10">
      <style:text-properties fo:font-weight="normal" officeooo:rsid="007300e6" officeooo:paragraph-rsid="00ce5df7" fo:background-color="#ff4000" style:font-weight-asian="normal" style:font-weight-complex="normal"/>
    </style:style>
    <style:style style:name="P213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0c22068" officeooo:paragraph-rsid="00c22068" fo:background-color="#ff4000" style:font-weight-asian="normal" style:font-weight-complex="normal"/>
    </style:style>
    <style:style style:name="P214" style:family="paragraph" style:parent-style-name="Preformatted_20_Text" style:list-style-name="L8">
      <style:text-properties officeooo:paragraph-rsid="00b2e935" fo:background-color="#ffff00"/>
    </style:style>
    <style:style style:name="P215" style:family="paragraph" style:parent-style-name="Preformatted_20_Text" style:list-style-name="L9">
      <style:text-properties officeooo:rsid="01813183" officeooo:paragraph-rsid="01813183" fo:background-color="#ffff00"/>
    </style:style>
    <style:style style:name="P2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0b1ea4"/>
    </style:style>
    <style:style style:name="T2" style:family="text">
      <style:text-properties officeooo:rsid="000e6e0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64b112" style:font-style-asian="italic" style:font-style-complex="italic"/>
    </style:style>
    <style:style style:name="T5" style:family="text">
      <style:text-properties fo:font-style="italic" officeooo:rsid="0033e1de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21803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b3411a" style:font-style-asian="italic" style:font-weight-asian="normal" style:font-style-complex="italic" style:font-weight-complex="normal"/>
    </style:style>
    <style:style style:name="T9" style:family="text">
      <style:text-properties fo:font-style="italic" fo:background-color="transparent" loext:char-shading-value="0" style:font-style-asian="italic" style:font-style-complex="italic"/>
    </style:style>
    <style:style style:name="T10" style:family="text">
      <style:text-properties fo:font-style="italic" fo:background-color="#ffff00" loext:char-shading-value="0" style:font-style-asian="italic" style:font-style-complex="italic"/>
    </style:style>
    <style:style style:name="T11" style:family="text">
      <style:text-properties fo:font-style="italic" officeooo:rsid="0064b112" fo:background-color="#ff4000" loext:char-shading-value="0" style:font-style-asian="italic" style:font-style-complex="italic"/>
    </style:style>
    <style:style style:name="T12" style:family="text">
      <style:text-properties officeooo:rsid="0012dd62"/>
    </style:style>
    <style:style style:name="T13" style:family="text">
      <style:text-properties officeooo:rsid="00193dc6"/>
    </style:style>
    <style:style style:name="T14" style:family="text">
      <style:text-properties officeooo:rsid="001cc45d"/>
    </style:style>
    <style:style style:name="T15" style:family="text">
      <style:text-properties officeooo:rsid="00363c23"/>
    </style:style>
    <style:style style:name="T16" style:family="text">
      <style:text-properties style:font-name="Liberation Mono" fo:font-size="10pt" style:font-name-asian="DejaVu Sans Mono" style:font-size-asian="10pt" style:font-name-complex="Liberation Mono" style:font-size-complex="10pt"/>
    </style:style>
    <style:style style:name="T17" style:family="text">
      <style:text-properties style:font-name="Liberation Mono" fo:font-size="10pt" officeooo:rsid="003a2c39" style:font-name-asian="DejaVu Sans Mono" style:font-size-asian="10pt" style:font-name-complex="Liberation Mono" style:font-size-complex="10pt"/>
    </style:style>
    <style:style style:name="T18" style:family="text">
      <style:text-properties style:font-name="Liberation Mono" fo:font-size="10pt" officeooo:rsid="00db74c2" style:font-name-asian="DejaVu Sans Mono" style:font-size-asian="10pt" style:font-name-complex="Liberation Mono" style:font-size-complex="10pt"/>
    </style:style>
    <style:style style:name="T19" style:family="text">
      <style:text-properties style:font-name="Liberation Mono" fo:font-size="10pt" officeooo:rsid="00dc41d8" style:font-name-asian="DejaVu Sans Mono" style:font-size-asian="10pt" style:font-name-complex="Liberation Mono" style:font-size-complex="10pt"/>
    </style:style>
    <style:style style:name="T20" style:family="text">
      <style:text-properties style:font-name="Liberation Mono" fo:font-size="10pt" officeooo:rsid="00e398e3" style:font-name-asian="DejaVu Sans Mono" style:font-size-asian="10pt" style:font-name-complex="Liberation Mono" style:font-size-complex="10pt"/>
    </style:style>
    <style:style style:name="T21" style:family="text">
      <style:text-properties style:font-name="Liberation Mono" fo:font-size="10pt" officeooo:rsid="00ebe4b7" style:font-name-asian="DejaVu Sans Mono" style:font-size-asian="10pt" style:font-name-complex="Liberation Mono" style:font-size-complex="10pt"/>
    </style:style>
    <style:style style:name="T22" style:family="text">
      <style:text-properties style:font-name="Liberation Mono" fo:font-size="10pt" officeooo:rsid="00f1df0f" style:font-name-asian="DejaVu Sans Mono" style:font-size-asian="10pt" style:font-name-complex="Liberation Mono" style:font-size-complex="10pt"/>
    </style:style>
    <style:style style:name="T23" style:family="text">
      <style:text-properties style:font-name="Liberation Mono" fo:font-size="10pt" officeooo:rsid="00f8247f" style:font-name-asian="DejaVu Sans Mono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11181c4" style:font-name-asian="DejaVu Sans Mono" style:font-size-asian="10pt" style:font-name-complex="Liberation Mono" style:font-size-complex="10pt"/>
    </style:style>
    <style:style style:name="T25" style:family="text">
      <style:text-properties style:font-name="Liberation Mono" fo:font-size="10pt" officeooo:rsid="0012dd62" style:font-name-asian="DejaVu Sans Mono" style:font-size-asian="10pt" style:font-name-complex="Liberation Mono" style:font-size-complex="10pt"/>
    </style:style>
    <style:style style:name="T26" style:family="text">
      <style:text-properties style:font-name="Liberation Mono" fo:font-size="10pt" officeooo:rsid="01691ed1" style:font-name-asian="DejaVu Sans Mono" style:font-size-asian="10pt" style:font-name-complex="Liberation Mono" style:font-size-complex="10pt"/>
    </style:style>
    <style:style style:name="T27" style:family="text">
      <style:text-properties style:font-name="Liberation Mono" fo:font-size="10pt" officeooo:rsid="016c2886" style:font-name-asian="DejaVu Sans Mono" style:font-size-asian="10pt" style:font-name-complex="Liberation Mono" style:font-size-complex="10pt"/>
    </style:style>
    <style:style style:name="T28" style:family="text">
      <style:text-properties style:font-name="Liberation Mono" fo:font-size="10pt" officeooo:rsid="0176ffe3" style:font-name-asian="DejaVu Sans Mono" style:font-size-asian="10pt" style:font-name-complex="Liberation Mono" style:font-size-complex="10pt"/>
    </style:style>
    <style:style style:name="T29" style:family="text">
      <style:text-properties style:font-name="Liberation Mono" fo:font-size="10pt" fo:background-color="transparent" loext:char-shading-value="0" style:font-name-asian="DejaVu Sans Mono" style:font-size-asian="10pt" style:font-name-complex="Liberation Mono" style:font-size-complex="10pt"/>
    </style:style>
    <style:style style:name="T30" style:family="text">
      <style:text-properties style:font-name="Liberation Mono" fo:font-size="10pt" officeooo:rsid="00f8247f" fo:background-color="transparent" loext:char-shading-value="0" style:font-name-asian="DejaVu Sans Mono" style:font-size-asian="10pt" style:font-name-complex="Liberation Mono" style:font-size-complex="10pt"/>
    </style:style>
    <style:style style:name="T31" style:family="text">
      <style:text-properties style:font-name="Liberation Mono" fo:font-size="10pt" officeooo:rsid="00f8247f" fo:background-color="#ff0000" loext:char-shading-value="0" style:font-name-asian="DejaVu Sans Mono" style:font-size-asian="10pt" style:font-name-complex="Liberation Mono" style:font-size-complex="10pt"/>
    </style:style>
    <style:style style:name="T32" style:family="text">
      <style:text-properties style:font-name="Liberation Mono" fo:font-size="10pt" officeooo:rsid="011181c4" fo:background-color="#ff0000" loext:char-shading-value="0" style:font-name-asian="DejaVu Sans Mono" style:font-size-asian="10pt" style:font-name-complex="Liberation Mono" style:font-size-complex="10pt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4aa4da" style:font-weight-asian="normal" style:font-weight-complex="normal"/>
    </style:style>
    <style:style style:name="T35" style:family="text">
      <style:text-properties fo:font-weight="normal" fo:background-color="#ffff00" loext:char-shading-value="0" style:font-weight-asian="normal" style:font-weight-complex="normal"/>
    </style:style>
    <style:style style:name="T36" style:family="text">
      <style:text-properties fo:font-weight="normal" officeooo:rsid="004c1230" fo:background-color="#ffff00" loext:char-shading-value="0" style:font-weight-asian="normal" style:font-weight-complex="normal"/>
    </style:style>
    <style:style style:name="T37" style:family="text">
      <style:text-properties fo:font-weight="normal" officeooo:rsid="0105d179" fo:background-color="#ffff00" loext:char-shading-value="0" style:font-weight-asian="normal" style:font-weight-complex="normal"/>
    </style:style>
    <style:style style:name="T38" style:family="text">
      <style:text-properties fo:font-weight="normal" officeooo:rsid="015a6b3d" fo:background-color="#ffff00" loext:char-shading-value="0" style:font-weight-asian="normal" style:font-weight-complex="normal"/>
    </style:style>
    <style:style style:name="T39" style:family="text">
      <style:text-properties officeooo:rsid="00566c2c"/>
    </style:style>
    <style:style style:name="T4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221803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10810d1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14848af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14db716" style:font-style-asian="normal" style:font-weight-asian="normal" style:font-style-complex="normal" style:font-weight-complex="normal"/>
    </style:style>
    <style:style style:name="T45" style:family="text">
      <style:text-properties fo:font-style="normal" officeooo:rsid="00b90a2d" fo:background-color="transparent" loext:char-shading-value="0" style:font-style-asian="normal" style:font-style-complex="normal"/>
    </style:style>
    <style:style style:name="T46" style:family="text">
      <style:text-properties fo:font-style="normal" officeooo:rsid="00d0efc5" fo:background-color="transparent" loext:char-shading-value="0" style:font-style-asian="normal" style:font-style-complex="normal"/>
    </style:style>
    <style:style style:name="T47" style:family="text">
      <style:text-properties fo:font-style="normal" officeooo:rsid="00d44458" fo:background-color="transparent" loext:char-shading-value="0" style:font-style-asian="normal" style:font-style-complex="normal"/>
    </style:style>
    <style:style style:name="T48" style:family="text">
      <style:text-properties fo:font-style="normal" officeooo:rsid="00d75753" fo:background-color="transparent" loext:char-shading-value="0" style:font-style-asian="normal" style:font-style-complex="normal"/>
    </style:style>
    <style:style style:name="T49" style:family="text">
      <style:text-properties fo:font-style="normal" officeooo:rsid="00d7e1c6" fo:background-color="transparent" loext:char-shading-value="0" style:font-style-asian="normal" style:font-style-complex="normal"/>
    </style:style>
    <style:style style:name="T50" style:family="text">
      <style:text-properties fo:font-style="normal" officeooo:rsid="00f0d007" fo:background-color="transparent" loext:char-shading-value="0" style:font-style-asian="normal" style:font-style-complex="normal"/>
    </style:style>
    <style:style style:name="T51" style:family="text">
      <style:text-properties fo:font-style="normal" officeooo:rsid="010166bb" fo:background-color="transparent" loext:char-shading-value="0" style:font-style-asian="normal" style:font-style-complex="normal"/>
    </style:style>
    <style:style style:name="T52" style:family="text">
      <style:text-properties fo:font-style="normal" officeooo:rsid="010166bb" fo:background-color="#ffff00" loext:char-shading-value="0" style:font-style-asian="normal" style:font-style-complex="normal"/>
    </style:style>
    <style:style style:name="T53" style:family="text">
      <style:text-properties fo:font-style="normal" officeooo:rsid="00b90a2d" fo:background-color="#ffff00" loext:char-shading-value="0" style:font-style-asian="normal" style:font-style-complex="normal"/>
    </style:style>
    <style:style style:name="T54" style:family="text">
      <style:text-properties fo:font-style="normal" officeooo:rsid="0103f0cd" fo:background-color="#ffff00" loext:char-shading-value="0" style:font-style-asian="normal" style:font-style-complex="normal"/>
    </style:style>
    <style:style style:name="T55" style:family="text">
      <style:text-properties fo:font-style="normal" officeooo:rsid="00b535a7" fo:background-color="#ffff00" loext:char-shading-value="0" style:font-style-asian="normal" style:font-style-complex="normal"/>
    </style:style>
    <style:style style:name="T56" style:family="text">
      <style:text-properties fo:font-style="normal" officeooo:rsid="00b540ff" fo:background-color="#ffff00" loext:char-shading-value="0" style:font-style-asian="normal" style:font-style-complex="normal"/>
    </style:style>
    <style:style style:name="T57" style:family="text">
      <style:text-properties fo:font-style="normal" officeooo:rsid="00d0efc5" fo:background-color="#ff0000" loext:char-shading-value="0" style:font-style-asian="normal" style:font-style-complex="normal"/>
    </style:style>
    <style:style style:name="T58" style:family="text">
      <style:text-properties fo:font-style="normal" officeooo:rsid="01354a50" fo:background-color="#ff0000" loext:char-shading-value="0" style:font-style-asian="normal" style:font-style-complex="normal"/>
    </style:style>
    <style:style style:name="T59" style:family="text">
      <style:text-properties fo:font-style="normal" officeooo:rsid="00b90a2d" fo:background-color="#ff0000" loext:char-shading-value="0" style:font-style-asian="normal" style:font-style-complex="normal"/>
    </style:style>
    <style:style style:name="T60" style:family="text">
      <style:text-properties fo:font-style="normal" officeooo:rsid="00d44458" fo:background-color="#ff0000" loext:char-shading-value="0" style:font-style-asian="normal" style:font-style-complex="normal"/>
    </style:style>
    <style:style style:name="T61" style:family="text">
      <style:text-properties fo:font-style="normal" officeooo:rsid="0103f0cd" fo:background-color="#ff0000" loext:char-shading-value="0" style:font-style-asian="normal" style:font-style-complex="normal"/>
    </style:style>
    <style:style style:name="T62" style:family="text">
      <style:text-properties fo:font-style="normal" officeooo:rsid="00d75753" fo:background-color="#ff0000" loext:char-shading-value="0" style:font-style-asian="normal" style:font-style-complex="normal"/>
    </style:style>
    <style:style style:name="T63" style:family="text">
      <style:text-properties fo:font-style="normal" officeooo:rsid="00d7e1c6" fo:background-color="#ff0000" loext:char-shading-value="0" style:font-style-asian="normal" style:font-style-complex="normal"/>
    </style:style>
    <style:style style:name="T64" style:family="text">
      <style:text-properties fo:font-style="normal" officeooo:rsid="00f0d007" fo:background-color="#ff0000" loext:char-shading-value="0" style:font-style-asian="normal" style:font-style-complex="normal"/>
    </style:style>
    <style:style style:name="T65" style:family="text">
      <style:text-properties fo:font-style="normal" officeooo:rsid="00b535a7" fo:background-color="#ff0000" loext:char-shading-value="0" style:font-style-asian="normal" style:font-style-complex="normal"/>
    </style:style>
    <style:style style:name="T66" style:family="text">
      <style:text-properties fo:font-style="normal" officeooo:rsid="00b535a7" fo:background-color="#ff4000" loext:char-shading-value="0" style:font-style-asian="normal" style:font-style-complex="normal"/>
    </style:style>
    <style:style style:name="T67" style:family="text">
      <style:text-properties fo:font-style="normal" officeooo:rsid="00b540ff" fo:background-color="#ff4000" loext:char-shading-value="0" style:font-style-asian="normal" style:font-style-complex="normal"/>
    </style:style>
    <style:style style:name="T68" style:family="text">
      <style:text-properties officeooo:rsid="007bbf84"/>
    </style:style>
    <style:style style:name="T69" style:family="text">
      <style:text-properties officeooo:rsid="007bd7b2"/>
    </style:style>
    <style:style style:name="T70" style:family="text">
      <style:text-properties officeooo:rsid="007ee00a"/>
    </style:style>
    <style:style style:name="T71" style:family="text">
      <style:text-properties officeooo:rsid="0081150e"/>
    </style:style>
    <style:style style:name="T72" style:family="text">
      <style:text-properties officeooo:rsid="00835e6e"/>
    </style:style>
    <style:style style:name="T73" style:family="text">
      <style:text-properties officeooo:rsid="008f150b"/>
    </style:style>
    <style:style style:name="T74" style:family="text">
      <style:text-properties officeooo:rsid="0033e1de"/>
    </style:style>
    <style:style style:name="T75" style:family="text">
      <style:text-properties fo:background-color="transparent" loext:char-shading-value="0"/>
    </style:style>
    <style:style style:name="T76" style:family="text">
      <style:text-properties officeooo:rsid="00585e96" fo:background-color="transparent" loext:char-shading-value="0"/>
    </style:style>
    <style:style style:name="T77" style:family="text">
      <style:text-properties officeooo:rsid="00c84639"/>
    </style:style>
    <style:style style:name="T78" style:family="text">
      <style:text-properties officeooo:rsid="00d015f1"/>
    </style:style>
    <style:style style:name="T79" style:family="text">
      <style:text-properties officeooo:rsid="00e86c2f"/>
    </style:style>
    <style:style style:name="T80" style:family="text">
      <style:text-properties style:text-line-through-style="solid" style:text-line-through-type="single"/>
    </style:style>
    <style:style style:name="T81" style:family="text">
      <style:text-properties style:text-line-through-style="solid" style:text-line-through-type="single" fo:font-style="italic" fo:background-color="transparent" loext:char-shading-value="0" style:font-style-asian="italic" style:font-style-complex="italic"/>
    </style:style>
    <style:style style:name="T82" style:family="text">
      <style:text-properties style:text-line-through-style="solid" style:text-line-through-type="single" style:text-underline-style="solid" style:text-underline-width="auto" style:text-underline-color="font-color"/>
    </style:style>
    <style:style style:name="T83" style:family="text">
      <style:text-properties officeooo:rsid="0112db36"/>
    </style:style>
    <style:style style:name="T84" style:family="text">
      <style:text-properties officeooo:rsid="012f6a3f"/>
    </style:style>
    <style:style style:name="T85" style:family="text">
      <style:text-properties officeooo:rsid="0130df51"/>
    </style:style>
    <style:style style:name="T86" style:family="text">
      <style:text-properties officeooo:rsid="0139bb0a"/>
    </style:style>
    <style:style style:name="T87" style:family="text">
      <style:text-properties officeooo:rsid="013251c5"/>
    </style:style>
    <style:style style:name="T88" style:family="text">
      <style:text-properties officeooo:rsid="00585e96"/>
    </style:style>
    <style:style style:name="T89" style:family="text">
      <style:text-properties fo:background-color="#ffff00" loext:char-shading-value="0"/>
    </style:style>
    <style:style style:name="T90" style:family="text">
      <style:text-properties officeooo:rsid="0177d4d2" fo:background-color="#ffff00" loext:char-shading-value="0"/>
    </style:style>
    <style:style style:name="T91" style:family="text">
      <style:text-properties officeooo:rsid="00838977"/>
    </style:style>
    <style:style style:name="T92" style:family="text">
      <style:text-properties officeooo:rsid="007300e6"/>
    </style:style>
    <style:style style:name="T93" style:family="text">
      <style:text-properties officeooo:rsid="00730f8f"/>
    </style:style>
    <style:style style:name="T94" style:family="text">
      <style:text-properties officeooo:rsid="0177d4d2"/>
    </style:style>
    <style:style style:name="T95" style:family="text">
      <style:text-properties officeooo:rsid="0179818f"/>
    </style:style>
    <style:style style:name="T96" style:family="text">
      <style:text-properties officeooo:rsid="017c8311"/>
    </style:style>
    <style:style style:name="T97" style:family="text">
      <style:text-properties fo:background-color="#ff4000" loext:char-shading-value="0"/>
    </style:style>
    <style:style style:name="T98" style:family="text">
      <style:text-properties officeooo:rsid="0063cecf" fo:background-color="#ff4000" loext:char-shading-value="0"/>
    </style:style>
    <style:style style:name="T99" style:family="text">
      <style:text-properties officeooo:rsid="0064b112" fo:background-color="#ff4000" loext:char-shading-value="0"/>
    </style:style>
    <style:style style:name="T100" style:family="text">
      <style:text-properties officeooo:rsid="00374b8f" fo:background-color="#ff4000" loext:char-shading-value="0"/>
    </style:style>
    <style:style style:name="T101" style:family="text">
      <style:text-properties officeooo:rsid="0177d4d2" fo:background-color="#ff4000" loext:char-shading-value="0"/>
    </style:style>
    <style:style style:name="T102" style:family="text">
      <style:text-properties officeooo:rsid="0177d4d2" fo:background-color="#ff4000" loext:char-shading-value="0"/>
    </style:style>
    <style:style style:name="T103" style:family="text">
      <style:text-properties fo:background-color="#ff4000" loext:char-shading-value="0"/>
    </style:style>
    <style:style style:name="T10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isällysluettelo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isällysluettelo1_Head">
            <text:p text:style-name="Contents_20_Heading">Sisällysluettelo</text:p>
          </text:index-title>
          <text:p text:style-name="P152"><text:a xlink:type="simple" xlink:href="#__RefHeading___Toc1182_745227791" text:style-name="Index_20_Link" text:visited-style-name="Index_20_Link">Debian 6.x, 7.x<text:tab/>2</text:a></text:p>
          <text:p text:style-name="P152"><text:a xlink:type="simple" xlink:href="#__RefHeading___Toc1184_745227791" text:style-name="Index_20_Link" text:visited-style-name="Index_20_Link">Debian 7, Wheezy<text:tab/>5</text:a></text:p>
          <text:p text:style-name="P152"><text:a xlink:type="simple" xlink:href="#__RefHeading___Toc1186_745227791" text:style-name="Index_20_Link" text:visited-style-name="Index_20_Link">Debian 8, Jessie<text:tab/>8</text:a></text:p>
          <text:p text:style-name="P152"><text:a xlink:type="simple" xlink:href="#__RefHeading___Toc1133_1967369634" text:style-name="Index_20_Link" text:visited-style-name="Index_20_Link">Ubuntu 16.04 Xenial Xerus<text:tab/>10</text:a></text:p>
          <text:p text:style-name="P152"><text:a xlink:type="simple" xlink:href="#__RefHeading___Toc1135_1967369634" text:style-name="Index_20_Link" text:visited-style-name="Index_20_Link">Ubuntu 18.04<text:tab/>11</text:a></text:p>
          <text:p text:style-name="P152"><text:a xlink:type="simple" xlink:href="#__RefHeading___Toc1137_1967369634" text:style-name="Index_20_Link" text:visited-style-name="Index_20_Link">Debian 10<text:tab/>13</text:a></text:p>
          <text:p text:style-name="P152"><text:a xlink:type="simple" xlink:href="#__RefHeading___Toc1139_1967369634" text:style-name="Index_20_Link" text:visited-style-name="Index_20_Link">Ubuntu 18.04 v2<text:tab/>15</text:a></text:p>
          <text:p text:style-name="P152"><text:a xlink:type="simple" xlink:href="#__RefHeading___Toc1141_1967369634" text:style-name="Index_20_Link" text:visited-style-name="Index_20_Link">Ubuntu 20.04 v1<text:tab/>16</text:a></text:p>
          <text:p text:style-name="P152"><text:a xlink:type="simple" xlink:href="#__RefHeading___Toc1225_2689946439" text:style-name="Index_20_Link" text:visited-style-name="Index_20_Link">Debian 11<text:tab/>17</text:a></text:p>
          <text:p text:style-name="P152"><text:a xlink:type="simple" xlink:href="#__RefHeading___Toc1225_2689946439%20Copy%201" text:style-name="Index_20_Link" text:visited-style-name="Index_20_Link">Debian 12<text:tab/>21</text:a></text:p>
          <text:p text:style-name="P152"><text:a xlink:type="simple" xlink:href="#__RefHeading___Toc1364_2390835838" text:style-name="Index_20_Link" text:visited-style-name="Index_20_Link">Jälkikäsittely<text:tab/>25</text:a></text:p>
        </text:index-body>
      </text:table-of-content>
      <text:p text:style-name="Preformatted_20_Text"/>
      <text:p text:style-name="Preformatted_20_Text"/>
      <text:p text:style-name="P151"/>
      <text:h text:style-name="Heading_20_1" text:outline-level="1"><text:bookmark-start text:name="__RefHeading___Toc1182_745227791"/>Debian 6.x, 7.x<text:bookmark-end text:name="__RefHeading___Toc1182_745227791"/></text:h>
      <text:p text:style-name="P1"/>
      <text:p text:style-name="P1">alinna / Nämä lähteisiin: /etc/apt/sources.list ja vanhat pois</text:p>
      <text:p text:style-name="Standard">-----------------------------------------------------</text:p>
      <text:p text:style-name="Preformatted_20_Text">deb http://ftp.fi.debian.org/debian/ squeeze main non-free contrib</text:p>
      <text:p text:style-name="Preformatted_20_Text">deb-src http://ftp.fi.debian.org/debian/ squeeze main non-free contrib</text:p>
      <text:p text:style-name="Preformatted_20_Text"/>
      <text:p text:style-name="Preformatted_20_Text">deb http://security.debian.org/ squeeze/updates main non-free contrib</text:p>
      <text:p text:style-name="Preformatted_20_Text">deb-src http://security.debian.org/ squeeze/updates main non-free contrib</text:p>
      <text:p text:style-name="Preformatted_20_Text"/>
      <text:p text:style-name="Preformatted_20_Text">deb http://ftp.fi.debian.org/debian/ squeeze-updates main contrib</text:p>
      <text:p text:style-name="Preformatted_20_Text">deb-src http://ftp.fi.debian.org/debian/ squeeze-updates main contrib</text:p>
      <text:p text:style-name="Preformatted_20_Text"/>
      <text:p text:style-name="Preformatted_20_Text">deb http://www.deb-multimedia.org squeeze main non-free</text:p>
      <text:p text:style-name="Preformatted_20_Text">deb-src http://www.deb-multimedia.org squeeze main non-free</text:p>
      <text:p text:style-name="Preformatted_20_Text"/>
      <text:p text:style-name="Preformatted_20_Text">deb http://backports.debian.org/debian-backports squeeze-backports main contrib non-free</text:p>
      <text:p text:style-name="Preformatted_20_Text"/>
      <text:p text:style-name="Preformatted_20_Text">Sitten par er kertaa tämä:</text:p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-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Ei löydy kumpaakaa: apt-get install flashplayer-mozilla youtube-dl</text:p>
      <text:p text:style-name="Preformatted_20_Text"/>
      <text:p text:style-name="Preformatted_20_Text">Antaa jotain, mutta on liian vanha: apt-get install flashplugin-nonfree</text:p>
      <text:p text:style-name="Preformatted_20_Text">update-flashplugin-nonfree --install</text:p>
      <text:p text:style-name="Preformatted_20_Text"/>
      <text:p text:style-name="Preformatted_20_Text">Vähän työpöytäteemoja:</text:p>
      <text:p text:style-name="Standard">----------------------</text:p>
      <text:p text:style-name="Preformatted_20_Text">No tämä on nyt vähän kysymymerkki kyllä nyt, kun ei niitä ei löydy:</text:p>
      <text:p text:style-name="Preformatted_20_Text">apt-get install gnome-themes-extras</text:p>
      <text:p text:style-name="Preformatted_20_Text"/>
      <text:p text:style-name="Preformatted_20_Text"><text:tab/>Softat:</text:p>
      <text:p text:style-name="Standard"><text:tab/>------</text:p>
      <text:p text:style-name="Preformatted_20_Text"><text:tab/>apt-get install gnucash keepassx icedove icedove-l10n-fi digikam gramps uprecords-cgi unetbootin mencoder gtick ntp openshot</text:p>
      <text:p text:style-name="Preformatted_20_Text"><text:tab/>aptitude install -y linux-headers-2.6-$(uname -r|sed 's,[^-]*-[^-]*-,,') virtualbox-ose streamripper</text:p>
      <text:p text:style-name="Preformatted_20_Text"/>
      <text:p text:style-name="Preformatted_20_Text">dpkg -i rhythmbox-radio-browser_2.4-1_all.deb</text:p>
      <text:p text:style-name="Preformatted_20_Text"/>
      <text:p text:style-name="Preformatted_20_Text">Tarpeesta ei ole tietoa: jhead nfs-common nfs-kernel-server</text:p>
      <text:p text:style-name="Preformatted_20_Text"/>
      <text:p text:style-name="Preformatted_20_Text">Jos käytössä Nvidia, niin aja roottina script_to_install_nvidia.sh</text:p>
      <text:p text:style-name="Preformatted_20_Text"/>
      <text:p text:style-name="Preformatted_20_Text">Java-apletti käynnistymään iceweasellissa: aptitude install icedtea6-plugin</text:p>
      <text:p text:style-name="Preformatted_20_Text"/>
      <text:p text:style-name="Preformatted_20_Text">Fontit:</text:p>
      <text:p text:style-name="Standard">-------</text:p>
      <text:p text:style-name="Preformatted_20_Text"/>
      <text:p text:style-name="Preformatted_20_Text">apt-get install ttf-dejavu ttf-liberation ttf-mscorefonts-installer xfonts-<text:soft-page-break/>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## Käyttäjän kotihakemistoon gedit ~/.fonts.conf seuraavat scripti:</text:p>
      <text:p text:style-name="Preformatted_20_Text"/>
      <text:p text:style-name="Preformatted_20_Text">&lt;?xml version="1.0"?&gt;</text:p>
      <text:p text:style-name="Preformatted_20_Text">&lt;!DOCTYPE fontconfig SYSTEM "fonts.dtd"&gt;</text:p>
      <text:p text:style-name="Preformatted_20_Text">&lt;fontconfig&gt;</text:p>
      <text:p text:style-name="Preformatted_20_Text"><text:s/>&lt;match target="font" &gt;</text:p>
      <text:p text:style-name="Preformatted_20_Text"><text:s text:c="2"/>&lt;edit mode="assign" name="autohint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rgba" &gt;</text:p>
      <text:p text:style-name="Preformatted_20_Text"><text:s text:c="3"/>&lt;const&gt;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ing" &gt;</text:p>
      <text:p text:style-name="Preformatted_20_Text"><text:s text:c="3"/>&lt;bool&gt;fals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style" &gt;</text:p>
      <text:p text:style-name="Preformatted_20_Text"><text:s text:c="3"/>&lt;const&gt;hint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antialias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&lt;/fontconfig&gt;</text:p>
      <text:p text:style-name="Preformatted_20_Text"/>
      <text:p text:style-name="Preformatted_20_Text">## Lopuksi loggaudu ulos ja sisään, jolloin uudet fontit on käytössä.</text:p>
      <text:p text:style-name="Preformatted_20_Text"/>
      <text:p text:style-name="Standard">--------------------------------------------------------------------------------</text:p>
      <text:p text:style-name="Preformatted_20_Text"/>
      <text:p text:style-name="Preformatted_20_Text">- Sitten asennetaan XP</text:p>
      <text:p text:style-name="Preformatted_20_Text"/>
      <text:p text:style-name="Standard">--------------------------------------------------------------------------------</text:p>
      <text:p text:style-name="Preformatted_20_Text">Toimimattomia / kesken eräisiä asioita:</text:p>
      <text:p text:style-name="Preformatted_20_Text"/>
      <text:p text:style-name="Preformatted_20_Text"><text:s/>- SSH täytyy pistää toimimaan ennen Ubuntun poistamista</text:p>
      <text:p text:style-name="Preformatted_20_Text"/>
      <text:p text:style-name="Preformatted_20_Text">Uudenpi Openoffice (Libreoffice) Sqeezyyn: http://debian.stevenrosenberg.net/index.php/2011/06/24/installing-libreoffice-in-debian-squeeze-from-backports-without-a-hitch/</text:p>
      <text:p text:style-name="Preformatted_20_Text"/>
      <text:p text:style-name="Preformatted_20_Text">A-Linkin isompi (vanhempi) tikku:</text:p>
      <text:p text:style-name="Standard">---------------------------------</text:p>
      <text:p text:style-name="Preformatted_20_Text">http://wiki.debian.org/zd1211rw</text:p>
      <text:p text:style-name="Preformatted_20_Text"/>
      <text:p text:style-name="Preformatted_20_Text"># Debian Squeeze/6.0</text:p>
      <text:p text:style-name="Preformatted_20_Text">deb http://ftp.us.debian.org/debian squeeze main contrib non-free</text:p>
      <text:p text:style-name="Preformatted_20_Text"/>
      <text:p text:style-name="Preformatted_20_Text">aptitude update &amp;&amp; aptitude install wireless-tools zd1211-firmware</text:p>
      <text:p text:style-name="Preformatted_20_Text"><text:soft-page-break/></text:p>
      <text:p text:style-name="Preformatted_20_Text"/>
      <text:p text:style-name="Preformatted_20_Text">Realtekin pieni wlan tikku (Valkeakosken mieheltä):</text:p>
      <text:p text:style-name="Standard">--------------------------------------------------</text:p>
      <text:p text:style-name="Preformatted_20_Text">aptitude install firmware-realtek</text:p>
      <text:p text:style-name="Preformatted_20_Text"/>
      <text:p text:style-name="Standard">--------------------------------------------------</text:p>
      <text:p text:style-name="Preformatted_20_Text"/>
      <text:p text:style-name="P151"/>
      <text:h text:style-name="Heading_20_1" text:outline-level="1"><text:bookmark-start text:name="__RefHeading___Toc1184_745227791"/><text:span text:style-name="T85">Debian 7, </text:span>Wheezy<text:bookmark-end text:name="__RefHeading___Toc1184_745227791"/></text:h>
      <text:p text:style-name="P1"/>
      <text:p text:style-name="Standard">00 ====================<text:span text:style-name="T1">==</text:span>=================================================== 00</text:p>
      <text:p text:style-name="P1"><text:span text:style-name="T1">00</text:span> <text:s text:c="36"/>Wheezy <text:s text:c="31"/>00</text:p>
      <text:p text:style-name="Standard">00 ====================<text:span text:style-name="T1">==</text:span>=================================================== 00 </text:p>
      <text:p text:style-name="P1"/>
      <text:p text:style-name="P1">00 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Mikäs tämä sitten on: apt-get install nvidia-glx</text:p>
      <text:p text:style-name="Preformatted_20_Text"/>
      <text:p text:style-name="Preformatted_20_Text">- Jos tarvitsee, niin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apt-get install flashplugin-nonfree</text:p>
      <text:p text:style-name="Preformatted_20_Text">update-flashplugin-nonfree --install</text:p>
      <text:p text:style-name="Preformatted_20_Text"/>
      <text:p text:style-name="Preformatted_20_Text"/>
      <text:p text:style-name="Preformatted_20_Text">Fontit:</text:p>
      <text:p text:style-name="Standard">-------</text:p>
      <text:p text:style-name="Preformatted_20_Text">apt-get install ttf-dejavu ttf-liberation ttf-mscorefonts-installer xfonts-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Softat:</text:p>
      <text:p text:style-name="Standard">------</text:p>
      <text:p text:style-name="Preformatted_20_Text">apt-get remove --purge evolution</text:p>
      <text:p text:style-name="Preformatted_20_Text"/>
      <text:p text:style-name="Preformatted_20_Text">apt-get install gnucash keepassx icedove icedove-l10n-fi digikam gramps uprecords-cgi unetbootin mencoder gtick ntp openshot streamripper rsync linux-<text:soft-page-break/>headers-$(uname -r|sed 's,[^-]*-[^-]*-,,') virtualbox</text:p>
      <text:p text:style-name="Preformatted_20_Text"/>
      <text:p text:style-name="Preformatted_20_Text">apt-get install kdebase-workspace kde-workspace-data</text:p>
      <text:p text:style-name="Preformatted_20_Text"># Kokeillaan nyt tätäkin: aptitude -r install linux-headers-$(uname -r|sed 's,[^-]*-[^-]*-,,') nvidia-kernel-dkms</text:p>
      <text:p text:style-name="Preformatted_20_Text"># https://wiki.debian.org/NvidiaGraphicsDrivers</text:p>
      <text:p text:style-name="Preformatted_20_Text"/>
      <text:p text:style-name="Preformatted_20_Text"># apt-get install linux-headers-$(uname -r|sed 's,[^-]*-[^-]*-,,') virtualbox</text:p>
      <text:p text:style-name="Preformatted_20_Text"/>
      <text:p text:style-name="Preformatted_20_Text"># Digikamin teemat, tämäkö se on: apt-get install kde-workspace-data</text:p>
      <text:p text:style-name="Preformatted_20_Text"/>
      <text:p text:style-name="Preformatted_20_Text"># Kokeillaan tätä: apt-get install kdebase-workspace kde-workspace-data</text:p>
      <text:p text:style-name="Preformatted_20_Text"/>
      <text:p text:style-name="Standard">-------------------------------------------------------------------------</text:p>
      <text:p text:style-name="Standard">-------------------------------------------------------------------------</text:p>
      <text:p text:style-name="Standard">-------------------------------------------------------------------------<text:line-break/>-------------------------------------------------------------------------<text:line-break/>-------------------------------------------------------------------------<text:line-break/><text:line-break/></text:p>
      <text:p text:style-name="Preformatted_20_Text"><text:span text:style-name="T95">user1</text:span>@<text:span text:style-name="T95">user1</text:span>:~$ apt-cache policy digikam</text:p>
      <text:p text:style-name="Preformatted_20_Text">digikam:</text:p>
      <text:p text:style-name="Preformatted_20_Text"><text:s text:c="2"/>Asennettu: 2:1.2.0-7</text:p>
      <text:p text:style-name="Preformatted_20_Text"><text:s text:c="2"/>Ehdokas: <text:s text:c="2"/>2:1.2.0-7</text:p>
      <text:p text:style-name="Preformatted_20_Text"><text:s text:c="2"/>Versiotaulukko:</text:p>
      <text:p text:style-name="Preformatted_20_Text"><text:s/>*** 2:1.2.0-7 0</text:p>
      <text:p text:style-name="Preformatted_20_Text"><text:s text:c="8"/>500 http://ftp.fi.debian.org/debian/ squeeze/main amd64 Packages</text:p>
      <text:p text:style-name="Preformatted_20_Text"><text:s text:c="8"/>500 http://ftp.debian.org/debian/ squeeze/main amd64 Packages</text:p>
      <text:p text:style-name="Preformatted_20_Text"><text:s text:c="8"/>100 /var/lib/dpkg/status</text:p>
      <text:p text:style-name="Preformatted_20_Text"><text:span text:style-name="T95">user1</text:span>@<text:span text:style-name="T95">user1</text:span>:~$</text:p>
      <text:p text:style-name="Preformatted_20_Text"/>
      <text:p text:style-name="Preformatted_20_Text">deb http://ftp.de.debian.org/debian squeeze main</text:p>
      <text:p text:style-name="Preformatted_20_Text"/>
      <text:p text:style-name="Preformatted_20_Text">http://gnuski.blogspot.fi/2011/11/howto-use-apt-or-aptitude-to-install.html</text:p>
      <text:p text:style-name="Preformatted_20_Text">http://blog.andrewbeacock.com/2007/03/how-to-install-specific-version-of.html</text:p>
      <text:p text:style-name="Preformatted_20_Text"/>
      <text:p text:style-name="Preformatted_20_Text">http://www.debian.org/doc/manuals/debian-tutorial/ch-dpkg.html</text:p>
      <text:p text:style-name="Preformatted_20_Text">http://www.debian.org/distrib/archive</text:p>
      <text:p text:style-name="Preformatted_20_Text">http://packages.debian.org/squeeze/all/digikam-data/download</text:p>
      <text:p text:style-name="Preformatted_20_Text"/>
      <text:p text:style-name="Preformatted_20_Text">https://bugs.archlinux.org/task/25741</text:p>
      <text:p text:style-name="Preformatted_20_Text"># apt-get install kdebase-workspace</text:p>
      <text:p text:style-name="Preformatted_20_Text"># http://svenbuschbeck.net/wordpress/2012/05/add-themes-to-digikam-without-kde/</text:p>
      <text:p text:style-name="Preformatted_20_Text"># tai mikä tämä on: apt-get install kde-workspace-data</text:p>
      <text:p text:style-name="Preformatted_20_Text"># tai (ehkä ei tämä) sudo apt-get install kde-standard</text:p>
      <text:p text:style-name="Preformatted_20_Text"/>
      <text:p text:style-name="Preformatted_20_Text">apt-get install digikam</text:p>
      <text:p text:style-name="Preformatted_20_Text">apt-get install kde-workspace-data</text:p>
      <text:p text:style-name="Preformatted_20_Text">apt-get install kde-standard</text:p>
      <text:p text:style-name="Preformatted_20_Text"/>
      <text:p text:style-name="Preformatted_20_Text"/>
      <text:p text:style-name="Standard"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</text:p>
      <text:p text:style-name="Preformatted_20_Text"/>
      <text:p text:style-name="Preformatted_20_Text"><text:soft-page-break/>2013.10.26</text:p>
      <text:p text:style-name="Standard">----------</text:p>
      <text:p text:style-name="Preformatted_20_Text">root@user1:/home# du -sh /home/*</text:p>
      <text:p text:style-name="Preformatted_20_Text">1,3M<text:tab/>/home/backup.log<text:tab/>// Backupilla<text:tab/><text:tab/><text:tab/>// Kopioitu valmiiksi</text:p>
      <text:p text:style-name="Preformatted_20_Text">64K<text:tab/>/home/esfw41.bin<text:tab/>// Backupilla<text:tab/><text:tab/><text:tab/>// Kopioitu valmiiksi</text:p>
      <text:p text:style-name="Preformatted_20_Text">119G<text:tab/>/home/<text:span text:style-name="T94">user1</text:span><text:tab/><text:tab/>// Backupilla<text:tab/><text:tab/><text:tab/>-----</text:p>
      <text:p text:style-name="Preformatted_20_Text">614M<text:tab/>/home/kirjanpito<text:tab/>// Backupilla<text:tab/><text:tab/><text:tab/>-----</text:p>
      <text:p text:style-name="Preformatted_20_Text">755M<text:tab/>/home/testi<text:tab/><text:tab/>// Backupilla<text:tab/><text:tab/><text:tab/>// Kopioitu valmiiksi</text:p>
      <text:p text:style-name="Preformatted_20_Text">180G<text:tab/>/home/jaetut<text:tab/><text:tab/><text:tab/>// Nykyiselle Debian testilevylle</text:p>
      <text:p text:style-name="Preformatted_20_Text">104G<text:tab/>/home/musiikkit<text:tab/><text:tab/><text:tab/><text:tab/><text:tab/><text:tab/>// Kopioitu valmiiksi</text:p>
      <text:p text:style-name="Preformatted_20_Text">54M<text:tab/>/home/<text:span text:style-name="T94">user2</text:span></text:p>
      <text:p text:style-name="Preformatted_20_Text">root@user1:/home#</text:p>
      <text:p text:style-name="Preformatted_20_Text"/>
      <text:p text:style-name="Preformatted_20_Text">Debian Printing (CUPS): https://wiki.debian.org/SystemPrinting</text:p>
      <text:p text:style-name="Preformatted_20_Text"/>
      <text:p text:style-name="Preformatted_20_Text">Originaali: Linux user1-desktop 3.2.0-4-amd64 #1 SMP Debian 3.2.51-1 x86_64 GNU/Linux</text:p>
      <text:p text:style-name="Preformatted_20_Text">Asennus: https://wiki.debian.org/NvidiaGraphicsDrivers#Installation</text:p>
      <text:p text:style-name="Preformatted_20_Text"/>
      <text:p text:style-name="Preformatted_20_Text"/>
      <text:p text:style-name="Standard">===============================================================================<text:line-break/>===============================================================================<text:line-break/></text:p>
      <text:p text:style-name="Preformatted_20_Text"><text:s text:c="36"/>WHEEZYN KOEPONNISTETTU ASENNUS</text:p>
      <text:p text:style-name="Preformatted_20_Text"><text:s text:c="40"/>LOPULLINEN VERSIO ALLA</text:p>
      <text:p text:style-name="Standard">===============================================================================<text:line-break/>===============================================================================</text:p>
      <text:h text:style-name="P169" text:outline-level="1"><text:bookmark-start text:name="__RefHeading___Toc1186_745227791"/><text:span text:style-name="T85">Debian 8, </text:span>Jessie <text:bookmark-end text:name="__RefHeading___Toc1186_745227791"/></text:h>
      <text:p text:style-name="Standard">00 =============================================================== 00</text:p>
      <text:p text:style-name="P150">00 <text:s text:c="29"/>Jessie <text:s text:c="106"/><text:span text:style-name="T1">00</text:span></text:p>
      <text:p text:style-name="P150"><text:span text:style-name="T1">00 </text:span>===================<text:span text:style-name="T1">==</text:span>========================================== 00</text:p>
      <text:p text:style-name="Preformatted_20_Text"/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apt-get -y --purge remove gnash browser-plugin-gnash mozilla-plugin-gnash</text:p>
      <text:p text:style-name="Preformatted_20_Text">apt-get -y install flashplugin-nonfree</text:p>
      <text:p text:style-name="Preformatted_20_Text">update-flashplugin-nonfree --install</text:p>
      <text:p text:style-name="Preformatted_20_Text"/>
      <text:p text:style-name="Preformatted_20_Text">apt-get -y install ttf-dejavu ttf-liberation ttf-mscorefonts-installer xfonts-terminus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p text:style-name="Preformatted_20_Text"/>
      <text:p text:style-name="Preformatted_20_Text">apt-get -y install gnome-system-tools kdebase-workspace kde-workspace-data gnucash keepassx icedove icedove-l10n-fi iceweasel-l10n-fi libreoffice-l10n-fi digikam gramps uprecords-cgi unetbootin mencoder gtick ntp openshot streamripper rsync easytag clive update-manager-gnome linux-headers-$(uname -r|sed 's,[^-]*-[^-]*-,,') virtualbox</text:p>
      <text:p text:style-name="Preformatted_20_Text"/>
      <text:p text:style-name="Standard">===============================================================================<text:line-break/>===============================================================================</text:p>
      <text:p text:style-name="Preformatted_20_Text"><text:s text:c="30"/>JESSIE TESTI-ASENNUS..</text:p>
      <text:p text:style-name="Standard">===============================================================================</text:p>
      <text:p text:style-name="Standard">===============================================================================<text:line-break/></text:p>
      <text:p text:style-name="Standard">00 ========================================================================= 00</text:p>
      <text:p text:style-name="Standard">00 <text:s text:c="36"/>Jessie <text:s text:c="31"/><text:span text:style-name="T2">00<text:line-break/></text:span><text:soft-page-break/><text:span text:style-name="T2">00 ========================================================================= 00</text:span></text:p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fi.debian.org/debian/ jessie main contrib non-free</text:p>
      <text:p text:style-name="Preformatted_20_Text">deb-src http://ftp.fi.debian.org/debian/ jessie main contrib non-free</text:p>
      <text:p text:style-name="Preformatted_20_Text"/>
      <text:p text:style-name="Preformatted_20_Text">deb http://security.debian.org/ jessie/updates main contrib non-free</text:p>
      <text:p text:style-name="Preformatted_20_Text">deb-src http://security.debian.org/ jessie/updates main contrib non-free</text:p>
      <text:p text:style-name="Preformatted_20_Text"/>
      <text:p text:style-name="Preformatted_20_Text"># jessie-updates, previously known as 'volatile'</text:p>
      <text:p text:style-name="Preformatted_20_Text">deb http://ftp.fi.debian.org/debian/ jessie-updates main contrib non-free</text:p>
      <text:p text:style-name="Preformatted_20_Text"/>
      <text:p text:style-name="Preformatted_20_Text">apt-get update</text:p>
      <text:p text:style-name="Preformatted_20_Text">aptitude update</text:p>
      <text:p text:style-name="Preformatted_20_Text"/>
      <text:p text:style-name="Preformatted_20_Text">NVIDIAn näytölle:</text:p>
      <text:p text:style-name="Preformatted_20_Text">aptitude -r install linux-headers-$(uname -r|sed 's,[^-]*-[^-]*-,,') nvidia-legacy-304xx-kernel-dkms</text:p>
      <text:p text:style-name="Preformatted_20_Text">apt-get install nvidia-xconfig</text:p>
      <text:p text:style-name="Preformatted_20_Text">Tämä ajamatta: nvidia-xconfig</text:p>
      <text:p text:style-name="Preformatted_20_Text"/>
      <text:p text:style-name="Preformatted_20_Text">ATI näytölle (voi toimia myös NVIDIAlle, mutta ei ole testattu 25.12.2015):</text:p>
      <text:p text:style-name="Preformatted_20_Text">apt-get install firmware-linux-nonfree</text:p>
      <text:p text:style-name="Preformatted_20_Text"/>
      <text:p text:style-name="Preformatted_20_Text">apt-get -y install gnome-system-tools gnucash keepassx icedove icedove-l10n-fi iceweasel-l10n-fi libreoffice-l10n-fi digikam gramps uprecords-cgi gtick ntp openshot streamripper flashplugin-nonfree linux-headers-$(uname -r|sed 's,[^-]*-[^-]*-,,') virtualbox</text:p>
      <text:p text:style-name="Preformatted_20_Text"/>
      <text:p text:style-name="Preformatted_20_Text">apt-get -y install ttf-dejavu ttf-liberation ttf-mscorefonts-installer xfonts-terminus ufraw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h text:style-name="P169" text:outline-level="1"><text:bookmark-start text:name="__RefHeading___Toc1133_1967369634"/>Ubuntu 16.04 Xenial Xerus<text:bookmark-end text:name="__RefHeading___Toc1133_1967369634"/></text:h>
      <text:p text:style-name="Preformatted_20_Text"/>
      <text:p text:style-name="Standard">00 ========================================================================= 00</text:p>
      <text:p text:style-name="Preformatted_20_Text">00 <text:s text:c="22"/>Ubuntu 16.04 Xenial Xerus <text:s text:c="26"/>00</text:p>
      <text:p text:style-name="Standard">00 ========================================================================= 00</text:p>
      <text:p text:style-name="Preformatted_20_Text"/>
      <text:p text:style-name="Preformatted_20_Text">sudo apt-get -y install gnucash keepassx digikam gramps uprecords-cgi gtick openshot streamripper virtualbox gimp xsane compizconfig-settings-manager synaptic gnome-system-tools jhead ttf-mscorefonts-installer</text:p>
      <text:p text:style-name="Preformatted_20_Text">sudo apt install chromium-browser audacity gparted musescore ufraw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Javan paska:</text:p>
      <text:p text:style-name="Preformatted_20_Text">sudo add-apt-repository ppa:linuxuprising/java</text:p>
      <text:p text:style-name="Preformatted_20_Text">sudo apt update</text:p>
      <text:p text:style-name="Preformatted_20_Text">sudo apt install oracle-java10-installer</text:p>
      <text:p text:style-name="Preformatted_20_Text"/>
      <text:h text:style-name="P169" text:outline-level="1"><text:bookmark-start text:name="__RefHeading___Toc1135_1967369634"/>Ubuntu 18.04<text:bookmark-end text:name="__RefHeading___Toc1135_1967369634"/></text:h>
      <text:p text:style-name="Preformatted_20_Text"/>
      <text:p text:style-name="Standard">00 ========================================================================= 00</text:p>
      <text:p text:style-name="P2">00 <text:s text:c="29"/>Ubuntu 18.04 <text:s text:c="32"/><text:span text:style-name="T2">00</text:span></text:p>
      <text:p text:style-name="Standard">00 ========================================================================= 00</text:p>
      <text:p text:style-name="Preformatted_20_Text"/>
      <text:p text:style-name="Preformatted_20_Text"># apt-get install hplip-gui</text:p>
      <text:p text:style-name="Preformatted_20_Text"/>
      <text:p text:style-name="Preformatted_20_Text">sudo apt-get -y install gnucash keepassx digikam gramps gtick openshot streamripper virtualbox gimp xsane compizconfig-settings-manager synaptic gnome-system-tools jhead audacity gparted musescore ufraw net-tools exiftool gnome-tweak-tool dconf-editor vlc darktable exfat-fuse exfat-utils cmus ranger easytag</text:p>
      <text:p text:style-name="Preformatted_20_Text"><text:s/>dispcalgui darktable liblensfun1</text:p>
      <text:p text:style-name="Preformatted_20_Text"/>
      <text:p text:style-name="Preformatted_20_Text">Virtuaalikoneeseen Guest Additionsia varten: sudo apt-get install build-essential gcc make perl dkms linux-headers-$(uname -r)</text:p>
      <text:p text:style-name="Preformatted_20_Text">Täälläkin jotain ohjeen tynkää: https://www.tecmint.com/install-virtualbox-guest-additions-in-ubuntu/</text:p>
      <text:p text:style-name="Preformatted_20_Text"/>
      <text:p text:style-name="Preformatted_20_Text">sudo apt-get install flashplugin-installer -y</text:p>
      <text:p text:style-name="Preformatted_20_Text"/>
      <text:p text:style-name="Preformatted_20_Text">Salli Flash selaimen lisä-osista ja laita käynnistymään aina</text:p>
      <text:p text:style-name="Preformatted_20_Text"/>
      <text:p text:style-name="Preformatted_20_Text">rm -R Asiakirjat/ Julkinen/ Kuvat/ Lataukset/ Mallit/ Musiikki/ Videot/</text:p>
      <text:p text:style-name="Preformatted_20_Text">echo "enabled=false" &gt; ~/.config/user-dirs.conf</text:p>
      <text:p text:style-name="Preformatted_20_Text">gedit ~/.config/user-dirs.dirs</text:p>
      <text:p text:style-name="Preformatted_20_Text"/>
      <text:p text:style-name="Preformatted_20_Text">sudo apt install ttf-mscorefonts-installer</text:p>
      <text:p text:style-name="Preformatted_20_Text"/>
      <text:p text:style-name="Preformatted_20_Text">Javan paska</text:p>
      <text:p text:style-name="Standard">-----------</text:p>
      <text:p text:style-name="Preformatted_20_Text">sudo apt install openjdk-11-jdk</text:p>
      <text:p text:style-name="Preformatted_20_Text">Tai uudempi metodi javan paskalle:</text:p>
      <text:p text:style-name="Preformatted_20_Text">apt-get install default-jre</text:p>
      <text:p text:style-name="Preformatted_20_Text">Ohjeet tuli täältä: https://www.rosehosting.com/blog/how-to-install-java-10-on-debian-9/</text:p>
      <text:p text:style-name="Preformatted_20_Text"/>
      <text:p text:style-name="Preformatted_20_Text">sudo apt install chromium-browser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https://askubuntu.com/questions/79150/how-to-remove-bookmarks-from-the-nautilus-sidebar/165482</text:p>
      <text:p text:style-name="Preformatted_20_Text">http://ubuntuhandbook.org/index.php/2018/05/add-hibernate-option-ubuntu-18-04/</text:p>
      <text:p text:style-name="Preformatted_20_Text"/>
      <text:p text:style-name="Preformatted_20_Text">Kirjoitin ajuri: HP LaserJet 2100 Series pcl3, hpcups 3.16.3 ja urli: parallel:/dev/lp0</text:p>
      <text:p text:style-name="Preformatted_20_Text">https://ubuntuforums.org/showthread.php?t=2316628</text:p>
      <text:p text:style-name="Preformatted_20_Text"/>
      <text:p text:style-name="Preformatted_20_Text">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aarnet59@gmail.com / ilmainentunnus</text:p>
      <text:p text:style-name="Preformatted_20_Text">0109.puhjohtaja / NYZXhyIK</text:p>
      <text:p text:style-name="Preformatted_20_Text"><text:soft-page-break/></text:p>
      <text:p text:style-name="Preformatted_20_Text">sudo apt-get install chromium-browser</text:p>
      <text:p text:style-name="Preformatted_20_Text"/>
      <text:p text:style-name="Preformatted_20_Text">DNS kotona: 192.89.123.231</text:p>
      <text:p text:style-name="Preformatted_20_Text"/>
      <text:p text:style-name="Standard">---------------------------------------------------</text:p>
      <text:p text:style-name="Preformatted_20_Text">cd /tmp &amp;&amp; wget http://prdownloads.sourceforge.net/hplip/hplip-3.18.4.run</text:p>
      <text:p text:style-name="Preformatted_20_Text">https://websiteforstudents.com/hplip-3-18-4-released-supports-18-04-and-boat-load-of-new-printers/</text:p>
      <text:p text:style-name="Preformatted_20_Text">Uusin https://developers.hp.com/hp-linux-imaging-and-printing/gethplip</text:p>
      <text:p text:style-name="Preformatted_20_Text"/>
      <text:h text:style-name="P169" text:outline-level="1"><text:bookmark-start text:name="__RefHeading___Toc1137_1967369634"/>Debian 10<text:bookmark-end text:name="__RefHeading___Toc1137_1967369634"/></text:h>
      <text:p text:style-name="Preformatted_20_Text"/>
      <text:p text:style-name="Preformatted_20_Text"/>
      <text:p text:style-name="Standard">00 ================================================================ 00</text:p>
      <text:p text:style-name="P2">00 <text:s text:c="30"/>Debian 10 <text:s text:c="32"/><text:span text:style-name="T2">00</text:span></text:p>
      <text:p text:style-name="Standard"><text:span text:style-name="T2">00</text:span> <text:span text:style-name="T2">=====</text:span>=========================================================== 00</text:p>
      <text:p text:style-name="Preformatted_20_Text"/>
      <text:p text:style-name="Preformatted_20_Text"># apt-get -y install hplip-gui</text:p>
      <text:p text:style-name="Preformatted_20_Text"/>
      <text:p text:style-name="Preformatted_20_Text"># Vakiosoftat</text:p>
      <text:p text:style-name="Preformatted_20_Text">apt-get -y install gnucash digikam keepassx gramps gtick openshot streamripper gimp xsane compizconfig-settings-manager jhead audacity gparted musescore dconf-editor vlc darktable exfat-fuse exfat-utils cmus ranger easytag dispcalgui liblensfun1 synaptic wget locate rsync</text:p>
      <text:p text:style-name="Preformatted_20_Text"/>
      <text:p text:style-name="Preformatted_20_Text"># Virtual Box</text:p>
      <text:p text:style-name="Preformatted_20_Text">add-apt-repository "deb https://download.virtualbox.org/virtualbox/debian buster contrib"</text:p>
      <text:p text:style-name="Preformatted_20_Text">wget -q https://www.virtualbox.org/download/oracle_vbox_2016.asc -O- | apt-key add -</text:p>
      <text:p text:style-name="Preformatted_20_Text">apt-get update</text:p>
      <text:p text:style-name="Preformatted_20_Text">apt-get -y install virtualbox-6.0</text:p>
      <text:p text:style-name="Preformatted_20_Text"/>
      <text:p text:style-name="Preformatted_20_Text">Step 4: Install VirtualBox &amp; Extension pack: <text:a xlink:type="simple" xlink:href="https://computingforgeeks.com/install-virtualbox-ubuntu-debian/" text:style-name="Internet_20_link" text:visited-style-name="Visited_20_Internet_20_Link">https://computingforgeeks.com/install-virtualbox-ubuntu-debian/</text:a></text:p>
      <text:p text:style-name="Preformatted_20_Text"/>
      <text:p text:style-name="Preformatted_20_Text">How to Install VirtualBox Guest Additions on Debian 10 Linux:</text:p>
      <text:p text:style-name="Preformatted_20_Text"><text:a xlink:type="simple" xlink:href="https://linuxize.com/post/how-to-install-virtualbox-guest-additions-on-debian-10/" text:style-name="Internet_20_link" text:visited-style-name="Visited_20_Internet_20_Link">https://linuxize.com/post/how-to-install-virtualbox-guest-additions-on-debian-10/</text:a></text:p>
      <text:p text:style-name="P25"/>
      <text:p text:style-name="Preformatted_20_Text">Määrittele sudolle näyttö grafiikka-ohjelmaa varten:</text:p>
      <text:p text:style-name="Standard">-------------------------------------------------------------------</text:p>
      <text:p text:style-name="Preformatted_20_Text">user@debian:~$ sudo gedit</text:p>
      <text:p text:style-name="Preformatted_20_Text">No protocol specified</text:p>
      <text:p text:style-name="Preformatted_20_Text">Unable to init server: Could not connect: Connection refused</text:p>
      <text:p text:style-name="Preformatted_20_Text">(gedit:4985): Gtk-WARNING **: 13:02:20.613: cannot open display: :0</text:p>
      <text:p text:style-name="Preformatted_20_Text">user@debian:~$ xhost +si:localuser:root (eli: localuser:root being added to access control list)</text:p>
      <text:p text:style-name="Preformatted_20_Text">user@debian:~$ gedit teksti</text:p>
      <text:p text:style-name="Preformatted_20_Text">user@debian:~$ nautilus</text:p>
      <text:p text:style-name="Preformatted_20_Text">user@debian:~$</text:p>
      <text:p text:style-name="Standard">-------------------------------------------------------------------</text:p>
      <text:p text:style-name="Preformatted_20_Text"/>
      <text:p text:style-name="Preformatted_20_Text"># 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Suurenna, Pienennä buttonit ikkunille: Lisäasetukset (Tweak) Ikkunoiden painikkeet, Suurenna, Pienennä</text:p>
      <text:p text:style-name="Preformatted_20_Text"/>
      <text:p text:style-name="Preformatted_20_Text">Etsi Desktop Icons extension ja asenna se. Sen jälkeen se löytyy Lisäasetuksista / Laajennukset</text:p>
      <text:p text:style-name="Preformatted_20_Text">Desktop icons -kohdasta. Säädä halutuksi.</text:p>
      <text:p text:style-name="Preformatted_20_Text"/>
      <text:p text:style-name="Preformatted_20_Text">Käyttäjä-asiat omalle koneelle</text:p>
      <text:p text:style-name="Standard">------------------------------</text:p>
      <text:p text:style-name="Preformatted_20_Text">useradd -m ai -p aisodp</text:p>
      <text:p text:style-name="Preformatted_20_Text">groupadd jaetut</text:p>
      <text:p text:style-name="Preformatted_20_Text">groupmod -g 1006 jaetut</text:p>
      <text:p text:style-name="Preformatted_20_Text">usermod -a -G jaetut user1 ai</text:p>
      <text:p text:style-name="Standard"><text:soft-page-break/>------------------------------</text:p>
      <text:p text:style-name="Preformatted_20_Text"/>
      <text:p text:style-name="Preformatted_20_Text">Jos todella tarve, niin jotain tällaista Javalle:</text:p>
      <text:p text:style-name="Standard">-------------------------------------------------</text:p>
      <text:p text:style-name="Preformatted_20_Text">Jos tarvitaan Java, niin (mutta vain jos tarvitaan!):</text:p>
      <text:p text:style-name="Preformatted_20_Text">apt -y install default-jre</text:p>
      <text:p text:style-name="Preformatted_20_Text"/>
      <text:p text:style-name="Preformatted_20_Text">Jos tarvitaan Java Development Kit (JDK), niin</text:p>
      <text:p text:style-name="Preformatted_20_Text">apt -y install default-jdk</text:p>
      <text:p text:style-name="Preformatted_20_Text"/>
      <text:p text:style-name="Preformatted_20_Text">Nimiserveri:</text:p>
      <text:p text:style-name="Preformatted_20_Text">/etc/resolv.conf</text:p>
      <text:p text:style-name="Preformatted_20_Text"/>
      <text:h text:style-name="P169" text:outline-level="1"><text:bookmark-start text:name="__RefHeading___Toc1139_1967369634"/>Ubuntu 18.04 v2<text:bookmark-end text:name="__RefHeading___Toc1139_1967369634"/></text:h>
      <text:p text:style-name="Preformatted_20_Text"/>
      <text:p text:style-name="Standard">00 ================================================================= 00</text:p>
      <text:p text:style-name="Standard">00 <text:s text:c="51"/>Ubuntu 18.04 v2 <text:s text:c="68"/><text:span text:style-name="T2">00</text:span></text:p>
      <text:p text:style-name="Standard">00 ================================================================= 00</text:p>
      <text:p text:style-name="P2"/>
      <text:p text:style-name="P2"/>
      <text:p text:style-name="Preformatted_20_Text">DNS kotona: 192.89.123.231</text:p>
      <text:p text:style-name="Preformatted_20_Text"/>
      <text:p text:style-name="Preformatted_20_Text">apt-get -y install gnucash digikam keepassx gramps gtick openshot streamripper xsane compizconfig-settings-manager jhead audacity gparted musescore dconf-editor vlc exfat-fuse exfat-utils ranger easytag dispcalgui synaptic audacious gnome-tweaks htop liblensfun-bin gnome-system-tools rapid-photo-downloader grsync libmediainfo-dev sqlitebrowser</text:p>
      <text:p text:style-name="Preformatted_20_Text"/>
      <text:p text:style-name="Preformatted_20_Text">lensfun-update-data</text:p>
      <text:p text:style-name="Preformatted_20_Text"/>
      <text:p text:style-name="Preformatted_20_Text">apt -y install --no-install-recommends gnome-panel</text:p>
      <text:p text:style-name="Preformatted_20_Text"/>
      <text:p text:style-name="Preformatted_20_Text">apt-get -y install hplip-gui</text:p>
      <text:p text:style-name="Preformatted_20_Text"/>
      <text:p text:style-name="Preformatted_20_Text"># Skannerin ajurin määrittely</text:p>
      <text:p text:style-name="Preformatted_20_Text">gedit /etc/sane.d/snapscan.conf</text:p>
      <text:p text:style-name="Preformatted_20_Text">firmware /home/esfw41.bin</text:p>
      <text:p text:style-name="Preformatted_20_Text"/>
      <text:p text:style-name="Preformatted_20_Text">Asenna Gimp 2.10 Ubuntuun:</text:p>
      <text:p text:style-name="Standard">--------------------------</text:p>
      <text:p text:style-name="Preformatted_20_Text">add-apt-repository ppa:otto-kesselgulasch/gimp</text:p>
      <text:p text:style-name="Preformatted_20_Text">apt-get update</text:p>
      <text:p text:style-name="Preformatted_20_Text">apt-get -y install gimp</text:p>
      <text:p text:style-name="Preformatted_20_Text"/>
      <text:p text:style-name="Preformatted_20_Text">Asenna Darktable 2.6.2 Ubuntuun:</text:p>
      <text:p text:style-name="Standard">--------------------------------</text:p>
      <text:p text:style-name="Preformatted_20_Text">add-apt-repository ppa:pmjdebruijn/darktable-release</text:p>
      <text:p text:style-name="Preformatted_20_Text">apt-get update</text:p>
      <text:p text:style-name="Preformatted_20_Text">apt -y install darktable</text:p>
      <text:p text:style-name="Preformatted_20_Text">Lähde: http://ubuntuhandbook.org/index.php/2019/03/darktable-2-6-1-released-with-enhancements-ubuntu-ppa/</text:p>
      <text:p text:style-name="Preformatted_20_Text"/>
      <text:p text:style-name="Preformatted_20_Text"># VirtualBox // <text:span text:style-name="T13">Tarkista virtualboxin asennustapa!!!</text:span></text:p>
      <text:p text:style-name="Standard">----------------------------------------------------</text:p>
      <text:p text:style-name="Preformatted_20_Text">apt -y update</text:p>
      <text:p text:style-name="Preformatted_20_Text">apt -y upgrade</text:p>
      <text:p text:style-name="Preformatted_20_Text">wget -q https://www.virtualbox.org/download/oracle_vbox_2016.asc -O- | sudo apt-key add -</text:p>
      <text:p text:style-name="Preformatted_20_Text">wget -q https://www.virtualbox.org/download/oracle_vbox.asc -O- | sudo apt-key add -</text:p>
      <text:p text:style-name="Preformatted_20_Text">add-apt-repository "deb http://download.virtualbox.org/virtualbox/debian bionic contrib"</text:p>
      <text:p text:style-name="Preformatted_20_Text">apt -y update</text:p>
      <text:p text:style-name="P35">apt -y install virtualbox-6.1 <text:span text:style-name="Source_20_Text">virtualbox-ext-pack</text:span></text:p>
      <text:p text:style-name="Preformatted_20_Text">https://askubuntu.com/questions/1134892/ubuntu-18-04-20-04-lts-on-virtualbox-boots-up-but-black-login-screen</text:p>
      <text:p text:style-name="Preformatted_20_Text"/>
      <text:p text:style-name="Preformatted_20_Text">Luo käynnistin Transcribelle: gnome-desktop-item-edit ~/Työpöytä –create-new</text:p>
      <text:p text:style-name="P38">Transcriben käynnistin löytyy nyt valmiina: /home/user1/linux-asennukset/ohjelmat ja asennukset/ohjelmat musiikki/Transcribe</text:p>
      <text:h text:style-name="P169" text:outline-level="1"><text:bookmark-start text:name="__RefHeading___Toc1141_1967369634"/>Ubuntu 20.04 v1<text:bookmark-end text:name="__RefHeading___Toc1141_1967369634"/></text:h>
      <text:p text:style-name="Preformatted_20_Text"/>
      <text:p text:style-name="Preformatted_20_Text"/>
      <text:p text:style-name="Standard">00 ============================================================== 00</text:p>
      <text:p text:style-name="P149">00 <text:s text:c="49"/>Ubuntu 20.04 v1 <text:s text:c="64"/><text:span text:style-name="T2">00</text:span></text:p>
      <text:p text:style-name="P149">00 ============================================================== 00</text:p>
      <text:p text:style-name="Preformatted_20_Text"/>
      <text:p text:style-name="Preformatted_20_Text">Nvidia ajurit asentuu kuulemma tällä hyvin: sudo ubuntu-drivers autoinstall</text:p>
      <text:p text:style-name="Preformatted_20_Text">ei ole testattu.</text:p>
      <text:p text:style-name="Preformatted_20_Text"/>
      <text:p text:style-name="Preformatted_20_Text">sudo apt -y install gnucash digikam keepassx gramps gtick openshot streamripper xsane compizconfig-settings-manager jhead audacity gparted musescore3 dconf-editor vlc exfat-fuse exfat-utils ranger easytag liblensfun1 synaptic audacious gnome-tweaks htop darktable liblensfun-bin gimp grsync libmediainfo-dev rapid-photo-downloader sqlitebrowser stellarium sound-juice<text:span text:style-name="T12">r</text:span></text:p>
      <text:p text:style-name="Preformatted_20_Text"/>
      <text:p text:style-name="P140">Parasta jättää asentamatta, menee systeemi rikki:</text:p>
      <text:p text:style-name="P142"><text:span text:style-name="T73">apt -y install </text:span>compizconfig-settings-manager <text:span text:style-name="T12">grub-customizer </text:span></text:p>
      <text:p text:style-name="P141"/>
      <text:p text:style-name="Preformatted_20_Text"/>
      <text:p text:style-name="Preformatted_20_Text">Skanneria varten:</text:p>
      <text:p text:style-name="Standard">-----------------</text:p>
      <text:p text:style-name="Preformatted_20_Text">sudo apt -y install libcanberra-gtk*</text:p>
      <text:p text:style-name="Preformatted_20_Text"/>
      <text:p text:style-name="Preformatted_20_Text">sudo lensfun-update-data</text:p>
      <text:p text:style-name="Preformatted_20_Text"/>
      <text:p text:style-name="Preformatted_20_Text">Lataa dispcalgui: https://displaycal.net/#download</text:p>
      <text:p text:style-name="Preformatted_20_Text">asenna: dpkg -i dispalycal_xxxx.sss.deb</text:p>
      <text:p text:style-name="Preformatted_20_Text">korjaa puuttuvat: apt --fix-broken install</text:p>
      <text:p text:style-name="P24">Paketti 3.8.9.3-1 löytyy myös: /home/user1/mediat/linuxit/asennus</text:p>
      <text:p text:style-name="Preformatted_20_Text"/>
      <text:p text:style-name="Preformatted_20_Text">Tähän asti tehty</text:p>
      <text:p text:style-name="Standard">----------------</text:p>
      <text:p text:style-name="Preformatted_20_Text"/>
      <text:p text:style-name="Preformatted_20_Text">Darktable 3.x</text:p>
      <text:p text:style-name="Preformatted_20_Text"># sudo apt -y install darktable liblensfun-bin</text:p>
      <text:p text:style-name="Preformatted_20_Text"># sudo lensfun-update-data</text:p>
      <text:p text:style-name="Preformatted_20_Text"/>
      <text:p text:style-name="Preformatted_20_Text"><text:a xlink:type="simple" xlink:href="https://wiki.ubuntu.com/FocalFossa/ReleaseNotes/UbuntuStudio" text:style-name="Internet_20_link" text:visited-style-name="Visited_20_Internet_20_Link">https://wiki.ubuntu.com/FocalFossa/ReleaseNotes/UbuntuStudio</text:a></text:p>
      <text:p text:style-name="Preformatted_20_Text"><text:a xlink:type="simple" xlink:href="https://launchpad.net/~tjaalton/+archive/ubuntu/ppa" text:style-name="Internet_20_link" text:visited-style-name="Visited_20_Internet_20_Link">https://launchpad.net/~tjaalton/+archive/ubuntu/ppa</text:a></text:p>
      <text:p text:style-name="Preformatted_20_Text"><text:a xlink:type="simple" xlink:href="https://launchpad.net/ubuntu/+source/darktable/3.0.1-0ubuntu1" text:style-name="Internet_20_link" text:visited-style-name="Visited_20_Internet_20_Link">https://launchpad.net/ubuntu/+source/darktable/3.0.1-0ubuntu1</text:a></text:p>
      <text:p text:style-name="Preformatted_20_Text"/>
      <text:p text:style-name="P3">Estä äänisysteemiä menemästä virransäästötilaan:</text:p>
      <text:p text:style-name="P3"><text:a xlink:type="simple" xlink:href="https://superuser.com/questions/1493096/linux-ubuntu-speakers-popping-every-few-seconds" text:style-name="Internet_20_link" text:visited-style-name="Visited_20_Internet_20_Link">https://superuser.com/questions/1493096/linux-ubuntu-speakers-popping-every-few-seconds</text:a></text:p>
      <text:p text:style-name="P3"/>
      <text:p text:style-name="P3"><text:span text:style-name="Source_20_Text"><text:span text:style-name="T3">sudo nano /sys/module/snd_hda_intel/parameters/power_save</text:span></text:span> and change the value from 1 to 0.</text:p>
      <text:p text:style-name="P3"/>
      <text:p text:style-name="P3"><text:span text:style-name="Source_20_Text"><text:span text:style-name="T3">sudo nano /sys/module/snd_hda_intel/parameters/power_save_controller</text:span></text:span> and change the value from Y to N.</text:p>
      <text:p text:style-name="P3"/>
      <text:p text:style-name="P3">On my system, this solved the audio popping problem immediately. However on reboot, the problem came back and I found these values had been reset. To keep these values persistent, I had to add a line of code to <text:span text:style-name="Source_20_Text"><text:span text:style-name="T3">/etc/modprobe.d/alsa-base.conf</text:span></text:span> I added this after the last line of code in the file, <text:span text:style-name="Source_20_Text"><text:span text:style-name="T3">options snd-hda-intel power_save=0 power_save_controller=N</text:span></text:span></text:p>
      <text:h text:style-name="P170" text:outline-level="1"><text:bookmark-start text:name="__RefHeading___Toc1225_2689946439"/>Debian 11<text:bookmark-end text:name="__RefHeading___Toc1225_2689946439"/></text:h>
      <text:p text:style-name="P36"/>
      <text:p text:style-name="P36"/>
      <text:p text:style-name="Standard">00 ================================================================= 00</text:p>
      <text:p text:style-name="P148">00 <text:s text:c="55"/><text:span text:style-name="T14">Debian 11 <text:s text:c="51"/></text:span><text:s text:c="24"/><text:span text:style-name="T2">00</text:span></text:p>
      <text:p text:style-name="P148">00 ================================================================= 00</text:p>
      <text:p text:style-name="P36"/>
      <text:p text:style-name="P39">Asenna ensimmäiseksi näytön ajurit.</text:p>
      <text:p text:style-name="P36"/>
      <text:p text:style-name="P36">AMD/ATI Drivers (amdgpu, radeon, r128, mach64) – <text:span text:style-name="T71">ajurit</text:span></text:p>
      <text:p text:style-name="P36"><text:a xlink:type="simple" xlink:href="https://wiki.debian.org/AtiHowTo" text:style-name="Internet_20_link" text:visited-style-name="Visited_20_Internet_20_Link">https://wiki.debian.org/AtiHowTo</text:a></text:p>
      <text:p text:style-name="P36"/>
      <text:p text:style-name="P57"/>
      <text:p text:style-name="P60">Nvidia – ajurit</text:p>
      <text:p text:style-name="P64"><text:tab/>root@dlp:~# vi /etc/apt/sources.list</text:p>
      <text:p text:style-name="P64"/>
      <text:p text:style-name="P138"><text:a xlink:type="simple" xlink:href="https://www.server-world.info/en/note?os=Debian_11&amp;p=nvidia&amp;f=1" text:style-name="Internet_20_link" text:visited-style-name="Visited_20_Internet_20_Link"><text:span text:style-name="T75">https://www.server-world.info/en/note?os=Debian_11&amp;p=nvidia&amp;f=1</text:span></text:a></text:p>
      <text:p text:style-name="P61"/>
      <text:p text:style-name="P61"># add [non-free] to [main] line</text:p>
      <text:p text:style-name="P60"/>
      <text:p text:style-name="P61"># * if [contrib] is not set, add it, too</text:p>
      <text:p text:style-name="P60"/>
      <text:p text:style-name="P61">deb http://deb.debian.org/debian/ bullseye main contrib non-free</text:p>
      <text:p text:style-name="P60"/>
      <text:p text:style-name="P61"># if your card is before GeForce 600 series or the same generation products, install [nvidia-legacy-390xx-driver]</text:p>
      <text:p text:style-name="P60"/>
      <text:p text:style-name="P111">apt -y install nvidia-driver firmware-misc-nonfree</text:p>
      <text:p text:style-name="P71"># default [nouveau] driver is disabled</text:p>
      <text:p text:style-name="P70"/>
      <text:p text:style-name="P71">root@dlp:~# cat /etc/modprobe.d/nvidia-blacklists-nouveau.conf</text:p>
      <text:p text:style-name="P70"/>
      <text:p text:style-name="P71"># You need to run "update-initramfs -u" after editing this file.</text:p>
      <text:p text:style-name="P70"/>
      <text:p text:style-name="P71"># see #580894</text:p>
      <text:p text:style-name="P71">blacklist nouveau</text:p>
      <text:p text:style-name="P71"/>
      <text:p text:style-name="P71">root@dlp:~# reboot</text:p>
      <text:p text:style-name="P71"># verify installation to show Graphic cards status</text:p>
      <text:p text:style-name="P72"/>
      <text:p text:style-name="P111">root@dlp:~# nvidia-smi</text:p>
      <text:p text:style-name="P72"/>
      <text:p text:style-name="P71">Thu Feb <text:s/>2 14:08:45 2023 <text:s text:c="6"/></text:p>
      <text:p text:style-name="P72">+-----------------------------------------------------------------------------+</text:p>
      <text:p text:style-name="P72">| NVIDIA-SMI 470.161.03 <text:s text:c="2"/>Driver Version: 470.161.03 <text:s text:c="2"/>CUDA Version: 11.4 <text:s text:c="4"/>|</text:p>
      <text:p text:style-name="P72">|-------------------------------+----------------------+----------------------+</text:p>
      <text:p text:style-name="P72">| GPU <text:s/>Name <text:s text:c="7"/>Persistence-M| Bus-Id <text:s text:c="7"/>Disp.A | Volatile Uncorr. ECC |</text:p>
      <text:p text:style-name="P72">| Fan <text:s/>Temp <text:s/>Perf <text:s/>Pwr:Usage/Cap| <text:s text:c="8"/>Memory-Usage | GPU-Util <text:s/>Compute M. |</text:p>
      <text:p text:style-name="P72">| <text:s text:c="30"/>| <text:s text:c="21"/>| <text:s text:c="14"/>MIG M. |</text:p>
      <text:p text:style-name="P72">|===============================+======================+======================|</text:p>
      <text:p text:style-name="P72">| <text:s text:c="2"/>0 <text:s/>NVIDIA GeForce ... <text:s/>On <text:s text:c="2"/>| 00000000:07:00.0 <text:s/>On | <text:s text:c="17"/>N/A |</text:p>
      <text:p text:style-name="P72">| <text:s/>0% <text:s text:c="2"/>50C <text:s text:c="3"/>P8 <text:s text:c="4"/>4W / 100W | <text:s text:c="3"/>518MiB / <text:s/>3908MiB | <text:s text:c="5"/>2% <text:s text:c="5"/>Default |</text:p>
      <text:p text:style-name="P72">| <text:s text:c="30"/>| <text:s text:c="21"/>| <text:s text:c="17"/>N/A |</text:p>
      <text:p text:style-name="P72">+-------------------------------+----------------------+----------------------+</text:p>
      <text:p text:style-name="P72"><text:s text:c="79"/></text:p>
      <text:p text:style-name="P72">+-----------------------------------------------------------------------------+</text:p>
      <text:p text:style-name="P72">| Processes: <text:s text:c="65"/>|</text:p>
      <text:p text:style-name="P72">| <text:s/>GPU <text:s text:c="2"/>GI <text:s text:c="2"/>CI <text:s text:c="7"/>PID <text:s text:c="2"/>Type <text:s text:c="2"/>Process name <text:s text:c="17"/>GPU Memory |</text:p>
      <text:p text:style-name="P72">| <text:s text:c="7"/>ID <text:s text:c="2"/>ID <text:s text:c="50"/>Usage <text:s text:c="5"/>|</text:p>
      <text:p text:style-name="P72">|=============================================================================|</text:p>
      <text:p text:style-name="P72">| <text:s text:c="3"/>0 <text:s text:c="2"/>N/A <text:s/>N/A <text:s text:c="5"/>1292 <text:s text:c="5"/>G <text:s text:c="2"/>/usr/lib/xorg/Xorg <text:s text:c="15"/>221MiB |</text:p>
      <text:p text:style-name="P72"><text:soft-page-break/>| <text:s text:c="3"/>0 <text:s text:c="2"/>N/A <text:s/>N/A <text:s text:c="5"/>1530 <text:s text:c="5"/>G <text:s text:c="2"/>/usr/bin/gnome-shell <text:s text:c="14"/>68MiB |</text:p>
      <text:p text:style-name="P72">| <text:s text:c="3"/>0 <text:s text:c="2"/>N/A <text:s/>N/A <text:s text:c="5"/>2853 <text:s text:c="5"/>G <text:s text:c="2"/>...b/thunderbird/thunderbird <text:s text:c="6"/>93MiB |</text:p>
      <text:p text:style-name="P72">| <text:s text:c="3"/>0 <text:s text:c="2"/>N/A <text:s/>N/A <text:s text:c="5"/>3170 <text:s text:c="5"/>G <text:s text:c="2"/>...b/firefox-esr/firefox-esr <text:s text:c="5"/>131MiB |</text:p>
      <text:p text:style-name="P72">+-----------------------------------------------------------------------------+</text:p>
      <text:p text:style-name="P72">root@user1:~# </text:p>
      <text:p text:style-name="P73"/>
      <text:p text:style-name="P66">Estä äänisysteemiä menemästä virransäästötilaan:</text:p>
      <text:p text:style-name="P4"><text:a xlink:type="simple" xlink:href="https://superuser.com/questions/1493096/linux-ubuntu-speakers-popping-every-few-seconds" text:style-name="Internet_20_link" text:visited-style-name="Visited_20_Internet_20_Link"><text:span text:style-name="T75">https://superuser.com/questions/1493096/linux-ubuntu-speakers-popping-every-few-seconds</text:span></text:a></text:p>
      <text:p text:style-name="P66"/>
      <text:p text:style-name="P6"><text:span text:style-name="Source_20_Text"><text:span text:style-name="T10">sudo nano /sys/module/snd_hda_intel/parameters/power_save</text:span></text:span><text:span text:style-name="T75"> and change the value from 1 to 0.</text:span></text:p>
      <text:p text:style-name="P66"/>
      <text:p text:style-name="P5"><text:span text:style-name="Source_20_Text"><text:span text:style-name="T9">sudo </text:span></text:span><text:span text:style-name="Source_20_Text"><text:span text:style-name="T10">nano /sys/module/snd_hda_intel/parameters/power_save_controller</text:span></text:span><text:span text:style-name="T75"> and change the value from Y to N.</text:span></text:p>
      <text:p text:style-name="P66"/>
      <text:p text:style-name="P4"><text:span text:style-name="Source_20_Text"><text:span text:style-name="T81">On my system, this solved the audio popping problem immediately. However on reboot, the problem came back and I found these values had been reset. To keep these values persistent, I had to add a line of code to /etc/modprobe.d/alsa-base.conf I added this after the last line of code in the file, options snd-hda-intel power_save=0 power_save_controller=N</text:span></text:span></text:p>
      <text:p text:style-name="P4"><text:span text:style-name="Source_20_Text"/></text:p>
      <text:p text:style-name="P12"><text:span text:style-name="Source_20_Text"><text:span text:style-name="T52">Lisää tiedosto: /etc/modprobe.d/audio_disable_powersave.conf ja sinne rivi options snd_hda_intel power_save=0</text:span></text:span></text:p>
      <text:p text:style-name="P4"><text:span text:style-name="Source_20_Text"/></text:p>
      <text:p text:style-name="P4"><text:span text:style-name="Source_20_Text"><text:span text:style-name="T10">echo 0 &gt; /sys/module/snd_hda_intel/parameters/power_save</text:span></text:span></text:p>
      <text:p text:style-name="P4"><text:span text:style-name="Source_20_Text"><text:span text:style-name="T10">echo N &gt; /sys/module/snd_hda_intel/parameters/power_save_controller</text:span></text:span></text:p>
      <text:p text:style-name="P4"><text:span text:style-name="Source_20_Text"/></text:p>
      <text:p text:style-name="P4"><text:span text:style-name="Source_20_Text"><text:span text:style-name="T9">https://askubuntu.com/questions/1285491/making-the-sound-cards-power-save-parameter-permanent</text:span></text:span></text:p>
      <text:p text:style-name="P67">Make a file in the /etc/modprobe.d/audio_disable_powersave.conf</text:p>
      <text:p text:style-name="P67">Put this line in it: options snd_hda_intel power_save=0</text:p>
      <text:p text:style-name="P67">save/exit and reboot.</text:p>
      <text:p text:style-name="P4"><text:span text:style-name="Source_20_Text"/></text:p>
      <text:p text:style-name="P4"><text:span text:style-name="Source_20_Text"/></text:p>
      <text:p text:style-name="P10"><text:span text:style-name="Source_20_Text"><text:span text:style-name="T46">SSH server, jos tarvetta:</text:span></text:span></text:p>
      <text:list xml:id="list229055964" text:style-name="L1">
        <text:list-item>
          <text:p text:style-name="P175"><text:span text:style-name="Source_20_Text"><text:span text:style-name="T46">apt-get install openssh-server ii</text:span></text:span></text:p>
        </text:list-item>
      </text:list>
      <text:p text:style-name="P10"><text:span text:style-name="Source_20_Text"/></text:p>
      <text:p text:style-name="P4"><text:span text:style-name="Source_20_Text"/></text:p>
      <text:p text:style-name="P11"><text:span text:style-name="Source_20_Text"><text:span text:style-name="T45">Virtualboxin asennus </text:span></text:span><text:span text:style-name="Source_20_Text"><text:span text:style-name="T47">(tarkista versio!)</text:span></text:span><text:span text:style-name="Source_20_Text"><text:span text:style-name="T45">:</text:span></text:span></text:p>
      <text:list text:style-name="L2">
        <text:list-item>
          <text:p text:style-name="P177"><text:span text:style-name="Source_20_Text"><text:span text:style-name="T53">apt install linux-headers-$(uname -r) dkms</text:span></text:span></text:p>
        </text:list-item>
        <text:list-item>
          <text:p text:style-name="P177"><text:span text:style-name="Source_20_Text"><text:span text:style-name="T45">wget https://download.virtualbox.org/virtualbox/6.1.26/virtualbox-6.1_6.1.26-145957~Debian~bullseye_amd64.deb</text:span></text:span></text:p>
        </text:list-item>
        <text:list-item>
          <text:p text:style-name="P177"><text:span text:style-name="Source_20_Text"><text:span text:style-name="T53">dpkg -i virtualbox-</text:span></text:span><text:span text:style-name="Source_20_Text"><text:span text:style-name="T54">7-xx-ss</text:span></text:span><text:span text:style-name="Source_20_Text"><text:span text:style-name="T53">~Debian~bullseye_amd64.deb</text:span></text:span></text:p>
        </text:list-item>
      </text:list>
      <text:p text:style-name="P11"><text:span text:style-name="Source_20_Text"/></text:p>
      <text:p text:style-name="P19"><text:span text:style-name="Source_20_Text"><text:span text:style-name="T48">Guest Additions</text:span></text:span></text:p>
      <text:p text:style-name="P20"><text:span text:style-name="Source_20_Text"><text:span text:style-name="T48">VboxGuestAdditions.iso asentuu automaattisesti polkuun /usr/share/virtualbox/</text:span></text:span></text:p>
      <text:p text:style-name="P20"><text:span text:style-name="Source_20_Text"/></text:p>
      <text:p text:style-name="P20"><text:span text:style-name="Source_20_Text"><text:span text:style-name="T48">Katso, että levy mounttaantuu Devices/Optical Drivers. Iso täytyy määritellä VB Managerissa File/Virtual Media Manager/Optical disks</text:span></text:span></text:p>
      <text:p text:style-name="P20"><text:span text:style-name="Source_20_Text"/></text:p>
      <text:p text:style-name="P21"><text:span text:style-name="Source_20_Text"><text:span text:style-name="T49">Oletuksena levy voi mounttaantua no exec tilaan. Korjataan muuttamalla (virtuaalikoneen) /etc/fstab tiedostossa levyn määrittelyt:</text:span></text:span></text:p>
      <text:p text:style-name="P21"><text:span text:style-name="Source_20_Text"><text:span text:style-name="T49">/dev/sr0 <text:s text:c="7"/>/media/cdrom0 <text:s text:c="2"/>udf,iso9660 user,exec <text:s text:c="4"/>0 <text:s text:c="6"/>0</text:span></text:span></text:p>
      <text:p text:style-name="P21"><text:span text:style-name="Source_20_Text"/></text:p>
      <text:p text:style-name="P23"><text:span text:style-name="Source_20_Text"><text:span text:style-name="T50">Sitten aja ./runasroot.sh tai jos antaa permission virheen, niin suoraan VboxLinuxAdditions.run</text:span></text:span></text:p>
      <text:p text:style-name="P22"><text:span text:style-name="Source_20_Text"/></text:p>
      <text:p text:style-name="P11"><text:span text:style-name="Source_20_Text"/></text:p>
      <text:p text:style-name="P4"><text:span text:style-name="Source_20_Text"/></text:p>
      <text:p text:style-name="P7"><text:span text:style-name="Source_20_Text"><text:span text:style-name="T55">Ääni rätisee? </text:span></text:span><text:span text:style-name="Source_20_Text"><text:span text:style-name="T56">Aja</text:span></text:span><text:span text:style-name="Source_20_Text"><text:span text:style-name="T55">:</text:span></text:span></text:p>
      <text:p text:style-name="P8"><text:span text:style-name="Source_20_Text"><text:span text:style-name="T55">killall speech-dispatcher</text:span></text:span></text:p>
      <text:p text:style-name="P9"><text:span text:style-name="Source_20_Text"/></text:p>
      <text:p text:style-name="P9"><draw:frame draw:style-name="fr3" draw:name="Kuva1" text:anchor-type="char" svg:width="15.471cm" svg:height="3.747cm" draw:z-index="0"><draw:image xlink:href="Pictures/10000001000003A9000000E356748166508524BC.png" xlink:type="simple" xlink:show="embed" xlink:actuate="onLoad" draw:mime-type="image/png"/></draw:frame><text:soft-page-break/><text:span text:style-name="Source_20_Text"/></text:p>
      <text:p text:style-name="P84"/>
      <text:p text:style-name="P114">apt -y remove --purge evolution</text:p>
      <text:p text:style-name="P114">apt -y autoremove</text:p>
      <text:p text:style-name="P57"/>
      <text:p text:style-name="P117">apt -y install gnucash digikam keepassx gramps gtick openshot streamripper xsane jhead audacity gparted musescore3 vlc exfat-fuse exfat-utils ranger easytag liblensfun1 synaptic audacious gnome-tweaks htop darktable liblensfun-bin gimp libmediainfo-dev sqlitebrowser rapid-photo-downloader stellarium sound-juice<text:span text:style-name="T12">r cmus thunderbird-l10n-fi argyll youtube-dl gnome-system-tools dconf-editor mlocate </text:span><text:span text:style-name="T77">f</text:span><text:span text:style-name="T12">dupes</text:span><text:span text:style-name="T18"> </text:span><text:span text:style-name="T19">tmux</text:span><text:span text:style-name="T20"> rsync </text:span><text:span text:style-name="T21">iotop uptimed bsdmainutils </text:span><text:span text:style-name="T22">bat </text:span><text:span text:style-name="T23">thunar kleopatra neofetch hardinfo</text:span><text:span text:style-name="T31"> </text:span><text:span text:style-name="T32">duf</text:span></text:p>
      <text:p text:style-name="P26"/>
      <text:p text:style-name="P121"><text:span text:style-name="T30">i</text:span><text:span text:style-name="T29">3wm asennus:</text:span></text:p>
      <text:p text:style-name="P118"><text:span text:style-name="T30"><text:tab/></text:span><text:span text:style-name="T23">i3 i3lock i3blocks rofi pavucontrol playerctl feh</text:span></text:p>
      <text:p text:style-name="P57"/>
      <text:p text:style-name="P57"/>
      <text:p text:style-name="P116">apt -y autoremove</text:p>
      <text:p text:style-name="P86"/>
      <text:p text:style-name="P88"/>
      <text:p text:style-name="P113">dconf-<text:span text:style-name="T17">editor</text:span>, org/gnome/desktop/wm/preferences/button-layout:</text:p>
      <text:p text:style-name="P112">appmenu:minimize,maximize,close</text:p>
      <text:p text:style-name="P58"/>
      <text:p text:style-name="P82">HP printterit</text:p>
      <text:p text:style-name="P80">https://tutorialforlinux.com/2021/02/25/step-by-step-hp-printer-driver-debian-bullseye-installation/2/</text:p>
      <text:p text:style-name="P79"/>
      <text:p text:style-name="P119">apt -y install hplip</text:p>
      <text:p text:style-name="P81"/>
      <text:p text:style-name="P98">Käyttäjät:</text:p>
      <text:p text:style-name="P98"><text:tab/><text:span text:style-name="T94">user1</text:span><text:tab/>uid: 1000<text:tab/><text:span text:style-name="T72">gid:<text:tab/>1000</text:span></text:p>
      <text:p text:style-name="P98"><text:tab/><text:span text:style-name="T94">user2</text:span><text:tab/>uic: 1001<text:tab/><text:span text:style-name="T72">gid:<text:tab/>1001</text:span></text:p>
      <text:p text:style-name="P74"/>
      <text:p text:style-name="P98">group:</text:p>
      <text:p text:style-name="P99"><text:tab/>jaetut<text:tab/>id:1006<text:tab/>jäsenet:ai,user1</text:p>
      <text:p text:style-name="P99"/>
      <text:p text:style-name="P89">Uuden käyttäjän ryhmät</text:p>
      <text:p text:style-name="P147"><draw:frame draw:style-name="fr3" draw:name="Kuva3" text:anchor-type="char" svg:width="11.102cm" svg:height="10.64cm" draw:z-index="2"><draw:image xlink:href="Pictures/10000001000001E1000001CDCF235366AE0667D4.png" xlink:type="simple" xlink:show="embed" xlink:actuate="onLoad" draw:mime-type="image/png"/></draw:frame><text:soft-page-break/></text:p>
      <text:p text:style-name="P81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95"><text:span text:style-name="T76">Skannerin ajurit löytyy: </text:span><text:a xlink:type="simple" xlink:href="https://epson.com/Support/Scanners/Perfection-Series/Epson-Perfection-V600-Photo/s/SPT_B11B198011?review-filter=Linux#drivers" text:style-name="Internet_20_link" text:visited-style-name="Visited_20_Internet_20_Link"><text:span text:style-name="T76">https://epson.com/Support/Scanners/Perfection-Series/Epson-Perfection-V600-Photo/s/SPT_B11B198011?review-filter=Linux#drivers</text:span></text:a></text:p>
      <text:p text:style-name="P37"><text:span text:style-name="T75">ja manuaali täältä: </text:span><text:a xlink:type="simple" xlink:href="http://download.ebz.epson.net/man/linux/epsonscan2_e.html" text:style-name="Internet_20_link" text:visited-style-name="Visited_20_Internet_20_Link"><text:span text:style-name="T75">http://download.ebz.epson.net/man/linux/epsonscan2_e.html</text:span></text:a></text:p>
      <text:p text:style-name="P54"/>
      <text:p text:style-name="P54">Ajurit myös täällä /home/user1/linux-asennukset/linux/asennus/epsonscan2-bundle-6.6.40.0.x86_64.deb mutta voi olla hyvä katsoa uudemmat Epsonin sivuilta.</text:p>
      <text:p text:style-name="P54"/>
      <text:p text:style-name="P96">Aja ensin dpkg -i epsonscan2_6.6.40.0-1_amd64.deb hakemistosta core ja sen jälkeen dpkg -i epsonscan2-non-free-plugin_1.0.0.5-1_amd64.deb hakemistosta plugins.</text:p>
      <text:p text:style-name="P96"/>
      <text:p text:style-name="P54">export PATH=$PATH:/usr/sbin</text:p>
      <text:p text:style-name="P54">export PATH=$PATH:/sbin</text:p>
      <text:p text:style-name="P57"/>
      <text:p text:style-name="P57">sudo lensfun-update-data</text:p>
      <text:p text:style-name="P57"/>
      <text:p text:style-name="P102">Kopioi linssi-data polusta <text:span text:style-name="T3">/home/user1/linux-asennukset/ohjelmat valokuvaus/lensfun/version_1</text:span> polkuun <text:span text:style-name="T7">/usr/share/lensfun/version_1/</text:span><text:span text:style-name="T41"> </text:span><text:span text:style-name="T40">ja katso oikeudet asianmukaisiksi.<text:line-break/></text:span><text:span text:style-name="T42">Tiedostojen permissionit: 555, eli chmod 555</text:span></text:p>
      <text:h text:style-name="P172" text:outline-level="1"><text:span text:style-name="Source_20_Text"/></text:h>
      <text:h text:style-name="P171" text:outline-level="1"><text:bookmark-start text:name="__RefHeading___Toc1225_2689946439 Copy 1"/>Debian 1<text:span text:style-name="T83">2</text:span><text:bookmark-end text:name="__RefHeading___Toc1225_2689946439 Copy 1"/></text:h>
      <text:p text:style-name="P132"/>
      <text:p text:style-name="P132"/>
      <text:p text:style-name="P133">00 ================================================================= 00</text:p>
      <text:p text:style-name="P133">00 <text:s text:c="55"/><text:span text:style-name="T14">Debian 1</text:span><text:span text:style-name="T84">2</text:span><text:span text:style-name="T14"> <text:s text:c="51"/></text:span><text:s text:c="24"/><text:span text:style-name="T2">00</text:span></text:p>
      <text:p text:style-name="P133">00 ================================================================= 00</text:p>
      <text:p text:style-name="P132"/>
      <text:p text:style-name="P40">Asenna ensimmäiseksi näytön ajurit.</text:p>
      <text:p text:style-name="P132"/>
      <text:p text:style-name="P132">AMD/ATI Drivers (amdgpu, radeon, r128, mach64) – <text:span text:style-name="T71">ajurit</text:span></text:p>
      <text:p text:style-name="P132"><text:a xlink:type="simple" xlink:href="https://wiki.debian.org/AtiHowTo" text:style-name="Internet_20_link" text:visited-style-name="Visited_20_Internet_20_Link">https://wiki.debian.org/AtiHowTo</text:a></text:p>
      <text:p text:style-name="P132"/>
      <text:p text:style-name="P104">apt install -<text:span text:style-name="T86">y</text:span> nvidia-driver firmware-misc-nonfree</text:p>
      <text:p text:style-name="P132"/>
      <text:p text:style-name="P76"/>
      <text:p text:style-name="P62">Nvidia – ajurit</text:p>
      <text:p text:style-name="P65"><text:tab/>root@dlp:~# vi /etc/apt/sources.list</text:p>
      <text:p text:style-name="P65"/>
      <text:p text:style-name="P139"><text:a xlink:type="simple" xlink:href="https://www.server-world.info/en/note?os=Debian_11&amp;p=nvidia&amp;f=1" text:style-name="Internet_20_link" text:visited-style-name="Visited_20_Internet_20_Link"><text:span text:style-name="T75">https://www.server-world.info/en/note?os=Debian_11&amp;p=nvidia&amp;f=1</text:span></text:a></text:p>
      <text:p text:style-name="P63"/>
      <text:p text:style-name="P63"># add [non-free] to [main] line</text:p>
      <text:p text:style-name="P62"/>
      <text:p text:style-name="P63"># * if [contrib] is not set, add it, too</text:p>
      <text:p text:style-name="P62"/>
      <text:p text:style-name="P63">deb http://deb.debian.org/debian/ bullseye main contrib non-free</text:p>
      <text:p text:style-name="P62"/>
      <text:p text:style-name="P63"># if your card is before GeForce 600 series or the same generation products, install [nvidia-legacy-390xx-driver]</text:p>
      <text:p text:style-name="P62"/>
      <text:p text:style-name="P77">apt -y install nvidia-driver firmware-misc-nonfree</text:p>
      <text:p text:style-name="P77"># default [nouveau] driver is disabled</text:p>
      <text:p text:style-name="P76"/>
      <text:p text:style-name="P77">root@dlp:~# cat /etc/modprobe.d/nvidia-blacklists-nouveau.conf</text:p>
      <text:p text:style-name="P76"/>
      <text:p text:style-name="P77"># You need to run "update-initramfs -u" after editing this file.</text:p>
      <text:p text:style-name="P76"/>
      <text:p text:style-name="P77"># see #580894</text:p>
      <text:p text:style-name="P77">blacklist nouveau</text:p>
      <text:p text:style-name="P77"/>
      <text:p text:style-name="P77">root@dlp:~# reboot</text:p>
      <text:p text:style-name="P77"># verify installation to show Graphic cards status</text:p>
      <text:p text:style-name="P78"/>
      <text:p text:style-name="P105">root@dlp:~# nvidia-smi</text:p>
      <text:p text:style-name="P78"/>
      <text:p text:style-name="P77">Thu Feb <text:s/>2 14:08:45 2023</text:p>
      <text:p text:style-name="P78">+-----------------------------------------------------------------------------+</text:p>
      <text:p text:style-name="P78">| NVIDIA-SMI 470.161.03 <text:s text:c="2"/>Driver Version: 470.161.03 <text:s text:c="2"/>CUDA Version: 11.4 <text:s text:c="4"/>|</text:p>
      <text:p text:style-name="P78">|-------------------------------+----------------------+----------------------+</text:p>
      <text:p text:style-name="P78">| GPU <text:s/>Name <text:s text:c="7"/>Persistence-M| Bus-Id <text:s text:c="7"/>Disp.A | Volatile Uncorr. ECC |</text:p>
      <text:p text:style-name="P78">| Fan <text:s/>Temp <text:s/>Perf <text:s/>Pwr:Usage/Cap| <text:s text:c="8"/>Memory-Usage | GPU-Util <text:s/>Compute M. |</text:p>
      <text:p text:style-name="P78">| <text:s text:c="30"/>| <text:s text:c="21"/>| <text:s text:c="14"/>MIG M. |</text:p>
      <text:p text:style-name="P78">|===============================+======================+======================|</text:p>
      <text:p text:style-name="P78">| <text:s text:c="2"/>0 <text:s/>NVIDIA GeForce ... <text:s/>On <text:s text:c="2"/>| 00000000:07:00.0 <text:s/>On | <text:s text:c="17"/>N/A |</text:p>
      <text:p text:style-name="P78">| <text:s/>0% <text:s text:c="2"/>50C <text:s text:c="3"/>P8 <text:s text:c="4"/>4W / 100W | <text:s text:c="3"/>518MiB / <text:s/>3908MiB | <text:s text:c="5"/>2% <text:s text:c="5"/>Default |</text:p>
      <text:p text:style-name="P78">| <text:s text:c="30"/>| <text:s text:c="21"/>| <text:s text:c="17"/>N/A |</text:p>
      <text:p text:style-name="P78">+-------------------------------+----------------------+----------------------+</text:p>
      <text:p text:style-name="P78"><text:s text:c="79"/></text:p>
      <text:p text:style-name="P78">+-----------------------------------------------------------------------------+</text:p>
      <text:p text:style-name="P78">| Processes: <text:s text:c="65"/>|</text:p>
      <text:p text:style-name="P78">| <text:s/>GPU <text:s text:c="2"/>GI <text:s text:c="2"/>CI <text:s text:c="7"/>PID <text:s text:c="2"/>Type <text:s text:c="2"/>Process name <text:s text:c="17"/>GPU Memory |</text:p>
      <text:p text:style-name="P78">| <text:s text:c="7"/>ID <text:s text:c="2"/>ID <text:s text:c="50"/>Usage <text:s text:c="5"/>|</text:p>
      <text:p text:style-name="P78"><text:soft-page-break/>|=============================================================================|</text:p>
      <text:p text:style-name="P78">| <text:s text:c="3"/>0 <text:s text:c="2"/>N/A <text:s/>N/A <text:s text:c="5"/>1292 <text:s text:c="5"/>G <text:s text:c="2"/>/usr/lib/xorg/Xorg <text:s text:c="15"/>221MiB |</text:p>
      <text:p text:style-name="P78">| <text:s text:c="3"/>0 <text:s text:c="2"/>N/A <text:s/>N/A <text:s text:c="5"/>1530 <text:s text:c="5"/>G <text:s text:c="2"/>/usr/bin/gnome-shell <text:s text:c="14"/>68MiB |</text:p>
      <text:p text:style-name="P78">| <text:s text:c="3"/>0 <text:s text:c="2"/>N/A <text:s/>N/A <text:s text:c="5"/>2853 <text:s text:c="5"/>G <text:s text:c="2"/>...b/thunderbird/thunderbird <text:s text:c="6"/>93MiB |</text:p>
      <text:p text:style-name="P78">| <text:s text:c="3"/>0 <text:s text:c="2"/>N/A <text:s/>N/A <text:s text:c="5"/>3170 <text:s text:c="5"/>G <text:s text:c="2"/>...b/firefox-esr/firefox-esr <text:s text:c="5"/>131MiB |</text:p>
      <text:p text:style-name="P78">+-----------------------------------------------------------------------------+</text:p>
      <text:p text:style-name="P78">root@user1:~# </text:p>
      <text:p text:style-name="P76"/>
      <text:p text:style-name="P68">Estä äänisysteemiä menemästä virransäästötilaan:</text:p>
      <text:p text:style-name="P13"><text:a xlink:type="simple" xlink:href="https://superuser.com/questions/1493096/linux-ubuntu-speakers-popping-every-few-seconds" text:style-name="Internet_20_link" text:visited-style-name="Visited_20_Internet_20_Link"><text:span text:style-name="T75">https://superuser.com/questions/1493096/linux-ubuntu-speakers-popping-every-few-seconds</text:span></text:a></text:p>
      <text:p text:style-name="P68"/>
      <text:p text:style-name="P13"><text:span text:style-name="Source_20_Text"><text:span text:style-name="T10">sudo nano /sys/module/snd_hda_intel/parameters/power_save</text:span></text:span><text:span text:style-name="T89"> and change the value from 1 to 0.</text:span></text:p>
      <text:p text:style-name="P68"/>
      <text:p text:style-name="P14"><text:span text:style-name="Source_20_Text"><text:span text:style-name="T10">sudo nano /sys/module/snd_hda_intel/parameters/power_save_controller</text:span></text:span><text:span text:style-name="T89"> and change the value from Y to N.</text:span></text:p>
      <text:p text:style-name="P68"/>
      <text:p text:style-name="P13"><text:span text:style-name="Source_20_Text"><text:span text:style-name="T81">On my system, this solved the audio popping problem immediately. However on reboot, the problem came back and I found these values had been reset. To keep these values persistent, I had to add a line of code to /etc/modprobe.d/alsa-base.conf I added this after the last line of code in the file, options snd-hda-intel power_save=0 power_save_controller=N</text:span></text:span></text:p>
      <text:p text:style-name="P13"><text:span text:style-name="Source_20_Text"/></text:p>
      <text:p text:style-name="P13"><text:span text:style-name="Source_20_Text"><text:span text:style-name="T51">Lisää tiedosto: </text:span></text:span><text:span text:style-name="Source_20_Text"><text:span text:style-name="T52">/etc/modprobe.d/audio_disable_powersave.conf ja sinne rivi options snd_hda_intel power_save=0</text:span></text:span></text:p>
      <text:p text:style-name="P13"><text:span text:style-name="Source_20_Text"/></text:p>
      <text:p text:style-name="P13"><text:span text:style-name="Source_20_Text"><text:span text:style-name="T10">echo 0 &gt; /sys/module/snd_hda_intel/parameters/power_save</text:span></text:span></text:p>
      <text:p text:style-name="P13"><text:span text:style-name="Source_20_Text"><text:span text:style-name="T10">echo N &gt; /sys/module/snd_hda_intel/parameters/power_save_controller</text:span></text:span></text:p>
      <text:p text:style-name="P13"><text:span text:style-name="Source_20_Text"/></text:p>
      <text:p text:style-name="P13"><text:span text:style-name="Source_20_Text"><text:span text:style-name="T9">https://askubuntu.com/questions/1285491/making-the-sound-cards-power-save-parameter-permanent</text:span></text:span></text:p>
      <text:p text:style-name="P69">Make a file in the /etc/modprobe.d/audio_disable_powersave.conf</text:p>
      <text:p text:style-name="P69">Put this line in it: options snd_hda_intel power_save=0</text:p>
      <text:p text:style-name="P69">save/exit and reboot.</text:p>
      <text:p text:style-name="P13"><text:span text:style-name="Source_20_Text"/></text:p>
      <text:p text:style-name="P13"><text:span text:style-name="Source_20_Text"/></text:p>
      <text:p text:style-name="P13"><text:span text:style-name="Source_20_Text"><text:span text:style-name="T57">SSH server, jos tarvetta:</text:span></text:span></text:p>
      <text:list xml:id="list215419262659164" text:continue-list="list229055964" text:style-name="L1">
        <text:list-item>
          <text:p text:style-name="P176"><text:span text:style-name="Source_20_Text"><text:span text:style-name="T57">apt -</text:span></text:span><text:span text:style-name="Source_20_Text"><text:span text:style-name="T58">y </text:span></text:span><text:span text:style-name="Source_20_Text"><text:span text:style-name="T57">install openssh-server ii</text:span></text:span></text:p>
        </text:list-item>
      </text:list>
      <text:p text:style-name="P13"><text:span text:style-name="Source_20_Text"/></text:p>
      <text:p text:style-name="P13"><text:span text:style-name="Source_20_Text"/></text:p>
      <text:p text:style-name="P13"><text:span text:style-name="Source_20_Text"><text:span text:style-name="T59">Virtualboxin asennus </text:span></text:span><text:span text:style-name="Source_20_Text"><text:span text:style-name="T60">(tarkista versio!)</text:span></text:span><text:span text:style-name="Source_20_Text"><text:span text:style-name="T59">:</text:span></text:span></text:p>
      <text:list text:style-name="L3">
        <text:list-item>
          <text:p text:style-name="P178"><text:span text:style-name="Source_20_Text"><text:span text:style-name="T59">apt install linux-headers-$(uname -r) dkms</text:span></text:span></text:p>
        </text:list-item>
        <text:list-item>
          <text:p text:style-name="P178"><text:span text:style-name="Source_20_Text"><text:span text:style-name="T59">wget https://download.virtualbox.org/virtualbox/6.1.26/virtualbox-6.1_6.1.26-145957~Debian~bullseye_amd64.deb</text:span></text:span></text:p>
        </text:list-item>
        <text:list-item>
          <text:p text:style-name="P178"><text:span text:style-name="Source_20_Text"><text:span text:style-name="T59">dpkg -i virtualbox-</text:span></text:span><text:span text:style-name="Source_20_Text"><text:span text:style-name="T61">7-xx-ss</text:span></text:span><text:span text:style-name="Source_20_Text"><text:span text:style-name="T59">~Debian~bullseye_amd64.deb</text:span></text:span></text:p>
        </text:list-item>
      </text:list>
      <text:p text:style-name="P13"><text:span text:style-name="Source_20_Text"/></text:p>
      <text:p text:style-name="P14"><text:span text:style-name="Source_20_Text"><text:span text:style-name="T62">Guest Additions</text:span></text:span></text:p>
      <text:p text:style-name="P16"><text:span text:style-name="Source_20_Text"><text:span text:style-name="T62">VboxGuestAdditions.iso asentuu automaattisesti polkuun /usr/share/virtualbox/</text:span></text:span></text:p>
      <text:p text:style-name="P16"><text:span text:style-name="Source_20_Text"/></text:p>
      <text:p text:style-name="P16"><text:span text:style-name="Source_20_Text"><text:span text:style-name="T62">Katso, että levy mounttaantuu Devices/Optical Drivers. Iso täytyy määritellä VB Managerissa File/Virtual Media Manager/Optical disks</text:span></text:span></text:p>
      <text:p text:style-name="P16"><text:span text:style-name="Source_20_Text"/></text:p>
      <text:p text:style-name="P16"><text:span text:style-name="Source_20_Text"><text:span text:style-name="T63">Oletuksena levy voi mounttaantua no exec tilaan. Korjataan muuttamalla (virtuaalikoneen) /etc/fstab tiedostossa levyn määrittelyt:</text:span></text:span></text:p>
      <text:p text:style-name="P16"><text:span text:style-name="Source_20_Text"><text:span text:style-name="T63">/dev/sr0 <text:s text:c="7"/>/media/cdrom0 <text:s text:c="2"/>udf,iso9660 user,exec <text:s text:c="4"/>0 <text:s text:c="6"/>0</text:span></text:span></text:p>
      <text:p text:style-name="P16"><text:span text:style-name="Source_20_Text"/></text:p>
      <text:p text:style-name="P16"><text:span text:style-name="Source_20_Text"><text:span text:style-name="T64">Sitten aja ./runasroot.sh tai jos antaa permission virheen, niin suoraan VboxLinuxAdditions.run</text:span></text:span></text:p>
      <text:p text:style-name="P17"><text:span text:style-name="Source_20_Text"/></text:p>
      <text:p text:style-name="P13"><text:span text:style-name="Source_20_Text"/></text:p>
      <text:p text:style-name="P13"><text:span text:style-name="Source_20_Text"/></text:p>
      <text:p text:style-name="P13"><text:span text:style-name="Source_20_Text"><text:span text:style-name="T66">Ääni rätisee? </text:span></text:span><text:span text:style-name="Source_20_Text"><text:span text:style-name="T67">Aja</text:span></text:span><text:span text:style-name="Source_20_Text"><text:span text:style-name="T66">:</text:span></text:span></text:p>
      <text:p text:style-name="P15"><text:soft-page-break/><text:span text:style-name="Source_20_Text"><text:span text:style-name="T65">killall speech-dispatcher</text:span></text:span></text:p>
      <text:p text:style-name="P18"><text:span text:style-name="Source_20_Text"/></text:p>
      <text:p text:style-name="P18"><draw:frame draw:style-name="fr3" draw:name="Kuva1 Copy 1" text:anchor-type="char" svg:width="15.471cm" svg:height="3.747cm" draw:z-index="3"><draw:image xlink:href="Pictures/10000001000003A9000000E356748166508524BC.png" xlink:type="simple" xlink:show="embed" xlink:actuate="onLoad" draw:mime-type="image/png"/></draw:frame><text:span text:style-name="Source_20_Text"/></text:p>
      <text:p text:style-name="P85"/>
      <text:p text:style-name="P115">apt -y remove --purge evolution</text:p>
      <text:p text:style-name="P115">apt -y autoremove</text:p>
      <text:p text:style-name="P104"/>
      <text:p text:style-name="P105">apt -y install gnucash digikam keepassx<office:annotation loext:resolved="false"><dc:creator>Tuntematon tekijä</dc:creator><dc:date>2023-06-20T20:52:36.109848964</dc:date><text:p text:style-name="P216"><text:span text:style-name="T104">Tietokannan muutos uuteen tietokantamuotoon. Kuinka tapahtuu?</text:span></text:p></office:annotation> gramps<office:annotation loext:resolved="false"><dc:creator>Tuntematon tekijä</dc:creator><dc:date>2023-06-21T11:13:59.411925901</dc:date><text:p text:style-name="P216"><text:span text:style-name="T104">Tietokanta sijaitsee paikassa .gramps</text:span></text:p></office:annotation> gtick streamripper jhead audacity gparted musescore3 vlc ranger easytag audacious htop darktable gimp libmediainfo-dev sqlitebrowser rapid-photo-downloader stellarium sound-juice<text:span text:style-name="T12">r cmus thunderbird-l10n-fi argyll gnome-system-tools </text:span><text:span text:style-name="T77">f</text:span><text:span text:style-name="T12">dupes</text:span><text:span text:style-name="T20"> rsync </text:span><text:span text:style-name="T21">iotop</text:span><text:span text:style-name="T22"> </text:span><text:span text:style-name="T23">thunar kleopatra neofetch hardinfo </text:span><text:span text:style-name="T24">duf grub-customizer </text:span><text:span text:style-name="T26">bat </text:span><text:span text:style-name="T27">youtube-dl geogebra gnome-shell-extension-manager r-base r-base-dev rkward </text:span><text:span text:style-name="T28">sayonara</text:span></text:p>
      <text:p text:style-name="P28"/>
      <text:p text:style-name="P154"><text:span text:style-name="T24">a</text:span><text:span text:style-name="T16">pt -y install openshot-gt</text:span></text:p>
      <text:p text:style-name="P154"/>
      <text:p text:style-name="P31">OpenCL tuki käytöön ainakin Debian 12:sta:<text:line-break/></text:p>
      <text:p text:style-name="P31">apt install nvidia-libopencl*</text:p>
      <text:p text:style-name="P29"/>
      <text:p text:style-name="P29"/>
      <text:p text:style-name="P155"><text:span text:style-name="T24">J</text:span><text:span text:style-name="T16">ätetään pois Debian 12 asennuksesta, ollut versiossa 11 asennettuina:</text:span></text:p>
      <text:p text:style-name="P156"><text:span text:style-name="T24">xsane exfat-fuse exfat-utils liblensfun1 synaptic gnome-tweaks liblensfun-bin</text:span><text:span text:style-name="T25"> youtube-dl mlocate</text:span><text:span text:style-name="T18"> </text:span><text:span text:style-name="T19">tmux</text:span><text:span text:style-name="T21"> uptimed bsdmainutils </text:span><text:span text:style-name="T22">bat </text:span><text:span text:style-name="T25">dconf-editor </text:span></text:p>
      <text:p text:style-name="P30"/>
      <text:p text:style-name="P27"/>
      <text:p text:style-name="P159"><text:span text:style-name="T23">i</text:span><text:span text:style-name="T16">3wm asennus:</text:span></text:p>
      <text:p text:style-name="P32"><text:tab/><text:span text:style-name="T87">apt install -y </text:span>i3 i3lock i3blocks rofi pavucontrol playerctl feh</text:p>
      <text:p text:style-name="P160">apt -y autoremove</text:p>
      <text:p text:style-name="P87"/>
      <text:p text:style-name="P78"/>
      <text:p text:style-name="P157">dconf-<text:span text:style-name="T17">editor</text:span>, org/gnome/desktop/wm/preferences/button-layout:</text:p>
      <text:p text:style-name="P158">appmenu:minimize,maximize,close</text:p>
      <text:p text:style-name="P76"/>
      <text:p text:style-name="P120">HP printterit</text:p>
      <text:p text:style-name="P123"/>
      <text:p text:style-name="P124">apt -y install hplip hplip-gui</text:p>
      <text:p text:style-name="P107"/>
      <text:p text:style-name="P108">Ja sen jälkeen Setup Devisestä laiteasennus:</text:p>
      <text:p text:style-name="P106"/>
      <text:p text:style-name="P75"><draw:frame draw:style-name="fr4" draw:name="Kuva4" text:anchor-type="char" svg:x="4.875cm" svg:y="0.067cm" svg:width="7.25cm" svg:height="5.08cm" draw:z-index="5"><draw:image xlink:href="Pictures/10000001000002240000018030A235431D97DCCE.png" xlink:type="simple" xlink:show="embed" xlink:actuate="onLoad" draw:mime-type="image/png"/></draw:frame></text:p>
      <text:p text:style-name="P75"><text:soft-page-break/></text:p>
      <text:p text:style-name="P75"/>
      <text:p text:style-name="P100">Käyttäjät:</text:p>
      <text:p text:style-name="P100"><text:tab/><text:span text:style-name="T94">user1</text:span><text:tab/>uid: 1000<text:tab/><text:span text:style-name="T72">gid:<text:tab/>1000</text:span></text:p>
      <text:p text:style-name="P100"><text:tab/><text:span text:style-name="T94">user2</text:span><text:tab/>uic: 1001<text:tab/><text:span text:style-name="T72">gid:<text:tab/>1001</text:span></text:p>
      <text:p text:style-name="P100"/>
      <text:p text:style-name="P100">group:</text:p>
      <text:p text:style-name="P101"><text:tab/>jaetut<text:tab/>id:1006<text:tab/>jäsenet:<text:span text:style-name="T95">user2</text:span>,<text:span text:style-name="T95">user1</text:span></text:p>
      <text:p text:style-name="P101"/>
      <text:p text:style-name="P130">Uuden käyttäjän ryhmät</text:p>
      <text:p text:style-name="P90"><draw:frame draw:style-name="fr3" draw:name="Kuva3 Copy 1" text:anchor-type="char" svg:width="11.102cm" svg:height="10.64cm" draw:z-index="4"><draw:image xlink:href="Pictures/10000001000001E1000001CDCF235366AE0667D4.png" xlink:type="simple" xlink:show="embed" xlink:actuate="onLoad" draw:mime-type="image/png"/></draw:frame></text:p>
      <text:p text:style-name="P83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Skannerin ajurit löytyy: <text:span text:style-name="T89">https://epson.com/Support/Scanners/Perfection-Series/Epson-Perfection-V600-Photo/s/SPT_B11B198011?review-filter=Linux#drivers</text:span></text:p>
      <text:p text:style-name="P97"/>
      <text:p text:style-name="P55"/>
      <text:p text:style-name="P97">Ajurit myös täällä /home/<text:span text:style-name="T96">user1</text:span>/linux-asennukset/epson/epsonscan2-bundle-6.7.80.0.x86_64.deb/ mutta voi olla hyvä katsoa uudemmat Epsonin sivuilta.</text:p>
      <text:p text:style-name="P97"/>
      <text:p text:style-name="P110">Asennukseen riittää varmaankin, että ajaa install.sh, mutta ellei, niin käsin: a<text:span text:style-name="T88">ja ensin dpkg -i epsonscan2_6.7.61.0-1_amd64.</text:span>deb<text:span text:style-name="T88"> hakemistosta core ja sen jälkeen dpkg -i epsonscan2-non-free-plugin_1.0.0.6-1_amd64.deb hakemistosta plugins.</text:span></text:p>
      <text:p text:style-name="P109"/>
      <text:p text:style-name="P55"/>
      <text:p text:style-name="P97">export PATH=$PATH:/usr/sbin</text:p>
      <text:p text:style-name="P97">export PATH=$PATH:/sbin</text:p>
      <text:p text:style-name="P76"/>
      <text:p text:style-name="P161">sudo lensfun-update-data</text:p>
      <text:p text:style-name="P76"/>
      <text:p text:style-name="P103">Kopioi linssi-data polusta <text:span text:style-name="T3">/home/user1/linux-asennukset/ohjelmat valokuvaus/lensfun/version_1</text:span> polkuun <text:span text:style-name="T7">/usr/share/lensfun/version_1/</text:span><text:span text:style-name="T41"> </text:span><text:span text:style-name="T40">ja katso oikeudet asianmukaisiksi.</text:span></text:p>
      <text:p text:style-name="P137">Oikea rivi 24mm linssille on:</text:p>
      <text:p text:style-name="P103"><text:span text:style-name="T43">&lt;model&gt;Canon EF 24mm f/2.8 IS USM&lt;/model&gt;</text:span><text:span text:style-name="T40"><text:line-break/></text:span><text:span text:style-name="T42">Tiedostojen permissionit: 555, eli chmod 555</text:span></text:p>
      <text:p text:style-name="P134"><text:soft-page-break/></text:p>
      <text:p text:style-name="P122"><text:span text:style-name="T42">K</text:span><text:span text:style-name="T40">opioi vanhasta fstabista olennaiset rivit uuteen asennukseen.</text:span></text:p>
      <text:p text:style-name="P135"/>
      <text:p text:style-name="P131"><text:span text:style-name="T40">Kopioi vanhasta </text:span><text:span text:style-name="T44">käyttäjän ja rootin(!)</text:span><text:span text:style-name="T40"> asennukseta .bash_history ja .bashrc olennaisilta osiltaan uuden asennuksen vastaavien alkuun.</text:span></text:p>
      <text:p text:style-name="P131"/>
      <text:p text:style-name="P136">Kopioi myös olennaiset osat</text:p>
      <text:list text:style-name="L4">
        <text:list-item>
          <text:p text:style-name="P179">nano /etc/hostname</text:p>
        </text:list-item>
        <text:list-item>
          <text:p text:style-name="P179">nano /etc/host</text:p>
        </text:list-item>
      </text:list>
      <text:h text:style-name="P173" text:outline-level="1"/>
      <text:h text:style-name="P174" text:outline-level="1" text:is-list-header="true"><text:bookmark-start text:name="__RefHeading___Toc1364_2390835838"/>Jälkikäsittely<text:bookmark-end text:name="__RefHeading___Toc1364_2390835838"/></text:h>
      <text:p text:style-name="P59"/>
      <text:p text:style-name="P59"/>
      <text:p text:style-name="P33">Työpöydän short cutit</text:p>
      <text:list text:style-name="L5">
        <text:list-item>
          <text:p text:style-name="P180">Alt-x<text:tab/><text:tab/><text:tab/>terminaali <text:span text:style-name="T15">(gnome-terminal)</text:span></text:p>
        </text:list-item>
        <text:list-item>
          <text:p text:style-name="P180">Alt-z<text:tab/><text:tab/><text:tab/>nautilus</text:p>
        </text:list-item>
        <text:list-item>
          <text:p text:style-name="P181">Alt-q<text:tab/><text:tab/><text:tab/>sulje ikkuna</text:p>
        </text:list-item>
        <text:list-item>
          <text:p text:style-name="P182"><text:span text:style-name="T78">Super-</text:span>q<text:tab/><text:tab/>pienennä ikkuna</text:p>
        </text:list-item>
        <text:list-item>
          <text:p text:style-name="P183">Ctlr-<text:span text:style-name="T39">Shift-T<text:tab/></text:span>Kotitemppi</text:p>
        </text:list-item>
        <text:list-item>
          <text:p text:style-name="P184">Ctrl-Shift-B<text:tab/>Avensis budjetti</text:p>
        </text:list-item>
        <text:list-item>
          <text:p text:style-name="P184">Ctrl-Shift-G<text:tab/>Gnucash</text:p>
        </text:list-item>
      </text:list>
      <text:p text:style-name="P34"/>
      <text:p text:style-name="P34">Mozilla Firefox</text:p>
      <text:list text:style-name="L6">
        <text:list-item>
          <text:p text:style-name="P185">Kirjanmerkit</text:p>
        </text:list-item>
        <text:list-item>
          <text:p text:style-name="P186">Youtube tili</text:p>
        </text:list-item>
        <text:list-item>
          <text:p text:style-name="P187">Areena tili</text:p>
        </text:list-item>
        <text:list-item>
          <text:p text:style-name="P188">Netflix tili</text:p>
        </text:list-item>
        <text:list-item>
          <text:p text:style-name="P188">Myair tili</text:p>
        </text:list-item>
        <text:list-item>
          <text:p text:style-name="P189">Whatsapp tili</text:p>
        </text:list-item>
      </text:list>
      <text:p text:style-name="P163"/>
      <text:p text:style-name="P163"/>
      <text:p text:style-name="P164">Thunderbird</text:p>
      <text:p text:style-name="P164"/>
      <text:p text:style-name="P165"/>
      <text:p text:style-name="P166">SSH</text:p>
      <text:list text:style-name="L7">
        <text:list-item>
          <text:p text:style-name="P204"><text:a xlink:type="simple" xlink:href="sftp://muninter@muninter.net/home/muninter" text:style-name="Internet_20_link" text:visited-style-name="Visited_20_Internet_20_Link"><text:span text:style-name="T100">sftp://muninter@muninter.net/home/muninter</text:span></text:a></text:p>
        </text:list-item>
      </text:list>
      <text:p text:style-name="P162"/>
      <text:p text:style-name="P167">Siirrä loput ~/user hakemistosta uuteen kotihakemistoon</text:p>
      <text:p text:style-name="P168"/>
      <text:list xml:id="list1796772413" text:style-name="L8">
        <text:list-item>
          <text:p text:style-name="P190">Digikam</text:p>
          <text:list>
            <text:list-item>
              <text:p text:style-name="P192">Kun antaa databasen hakemistoksi vanhan hakemiston, jossa sijaitsee vanhan version db, niin se käyttää sitä automaattisesti. Ei tarvitse möhentää pikkukuvia erikseen.</text:p>
            </text:list-item>
            <text:list-item>
              <text:p text:style-name="P193">Kuvien uudelleen nimeäminen [date:"yyyyMMdd_Hhmmss"]{unique}<text:line-break/></text:p>
            </text:list-item>
          </text:list>
        </text:list-item>
        <text:list-item>
          <text:p text:style-name="P205"><text:span text:style-name="T98">rangerin config </text:span><text:span text:style-name="T99">polkuun </text:span><text:span text:style-name="T11">/home/user1/.config/ranger</text:span><text:span text:style-name="T4"><text:line-break/></text:span></text:p>
        </text:list-item>
        <text:list-item>
          <text:p text:style-name="P206">transcribe</text:p>
          <text:list>
            <text:list-item>
              <text:p text:style-name="P207">Kopioi ohjelma transcribe sijaintiin: <text:span text:style-name="T3">/opt/transcribe</text:span></text:p>
            </text:list-item>
          </text:list>
        </text:list-item>
      </text:list>
      <text:p text:style-name="P125"/>
      <text:list xml:id="list215420103613610" text:continue-numbering="true" text:style-name="L8">
        <text:list-item>
          <text:list>
            <text:list-item>
              <text:p text:style-name="P214"><text:span text:style-name="T74">Käynnistin: </text:span><text:span text:style-name="T5">/usr/share/applications/transcribe.desktop</text:span></text:p>
            </text:list-item>
          </text:list>
        </text:list-item>
      </text:list>
      <text:p text:style-name="P126">[Desktop Entry]</text:p>
      <text:p text:style-name="P126">Type=Application</text:p>
      <text:p text:style-name="P126">Encoding=UTF-8</text:p>
      <text:p text:style-name="P126">Name=Transcribe</text:p>
      <text:p text:style-name="P126">Exec=/opt/transcribe/transcribe</text:p>
      <text:p text:style-name="P126">Icon=/opt/transcribe<text:span text:style-name="T79">/gtkicons</text:span>/xsc48x48.png</text:p>
      <text:list text:style-name="L9">
        <text:list-item>
          <text:list>
            <text:list-item>
              <text:p text:style-name="P215">Tarvittavat oikeudet hakemistoon: <text:span text:style-name="T8">/opt/transcrib</text:span><text:span text:style-name="T6">e </text:span><text:span text:style-name="T40">komennolla: chmod -R a+rx /opt/transcribe</text:span></text:p>
            </text:list-item>
          </text:list>
        </text:list-item>
      </text:list>
      <text:p text:style-name="P91"><text:soft-page-break/></text:p>
      <text:list xml:id="list215419342434653" text:continue-list="list215420103613610" text:style-name="L8">
        <text:list-item>
          <text:p text:style-name="P208">cmus</text:p>
          <text:list>
            <text:list-item>
              <text:p text:style-name="P209">Kopioi koko puu kohteesta <text:span text:style-name="T91">/home/user1/.config/cmus</text:span></text:p>
            </text:list-item>
            <text:list-item>
              <text:p text:style-name="P194">Soittolistat sijannissa: /home/user1/.config/cmus/playlists</text:p>
            </text:list-item>
            <text:list-item>
              <text:p text:style-name="P195">Soittohistoriat sijainnissa: <text:span text:style-name="T91">/home/user1/.config/cmus</text:span></text:p>
            </text:list-item>
          </text:list>
        </text:list-item>
      </text:list>
      <text:p text:style-name="P196"><text:tab/></text:p>
      <text:list xml:id="list215419778856242" text:continue-numbering="true" text:style-name="L8">
        <text:list-item>
          <text:p text:style-name="P210">darktable</text:p>
          <text:list>
            <text:list-item>
              <text:p text:style-name="P197">shortucs:<text:tab/>/.config/darktable/keyboardrc</text:p>
            </text:list-item>
            <text:list-item>
              <text:p text:style-name="P198"><text:span text:style-name="T70">settings</text:span><text:span text:style-name="T69">:<text:tab/></text:span><text:span text:style-name="T68">/.config/darktable/</text:span><text:span text:style-name="T69">darktablerc</text:span></text:p>
            </text:list-item>
          </text:list>
        </text:list-item>
      </text:list>
      <text:p text:style-name="P93"/>
      <text:p text:style-name="P92"/>
      <text:p text:style-name="P191">org.gnome.shell.extensions.dash-to-dock</text:p>
      <text:p text:style-name="P199">org.gnome.shell.extensions.dash-to-dock / Fixed icon size</text:p>
      <text:p text:style-name="P56"/>
      <text:p text:style-name="P94"><text:span text:style-name="T80">Työpöytäkuvakkeet: </text:span><text:a xlink:type="simple" xlink:href="https://extensions.gnome.org/extension/2087/desktop-icons-ng-ding/" text:style-name="Internet_20_link" text:visited-style-name="Visited_20_Internet_20_Link"><text:span text:style-name="T80">https://extensions.gnome.org/extension/2087/desktop-icons-ng-ding/</text:span></text:a><text:span text:style-name="T80"> eli </text:span><text:span text:style-name="T82">Desktop Icons NG (DING)</text:span></text:p>
      <text:p text:style-name="P94"/>
      <text:p text:style-name="P56"/>
      <text:p text:style-name="P127">Väriprofiili</text:p>
      <text:p text:style-name="P128">ICC väriprofiili<text:span text:style-name="T34"> sijaitsee fyysisesti polussa ~/.local/share/icc ja määritellään Asetuksissa kohdassa Värit</text:span></text:p>
      <text:p text:style-name="P50"/>
      <text:p text:style-name="P129"><text:span text:style-name="T34">G</text:span><text:span text:style-name="T33">imp</text:span></text:p>
      <text:p text:style-name="P51">Määrittele käytössä oleva icc profiili Asetukset / Värinhallinta / Monitoriprofiili. Voi olla, että se käyttäisi myös järjestelmän kautta tulevaa profiilia, mutta varma on aina varmaa.</text:p>
      <text:p text:style-name="P47"/>
      <text:p text:style-name="P145"><text:span text:style-name="T36">Fonttien koko isommaksi </text:span><text:span text:style-name="Source_20_Text"><text:span text:style-name="T35">/usr/share/gimp/2.0/themes/</text:span></text:span><text:span text:style-name="Source_20_Text"><text:span text:style-name="T36">gtkrc/</text:span></text:span><text:span text:style-name="Source_20_Text"><text:span text:style-name="T37">Dark</text:span></text:span><text:span text:style-name="Source_20_Text"><text:span text:style-name="T36"> ja muuta siellä GimpDock::font-scale = 0.8333 isommaksi. </text:span></text:span><text:span text:style-name="Source_20_Text"><text:span text:style-name="T38">Muutettu 1.2:een.</text:span></text:span></text:p>
      <text:p text:style-name="P41"/>
      <text:p text:style-name="P211">Rapid-photo-downloader</text:p>
      <text:list text:style-name="L10">
        <text:list-item>
          <text:p text:style-name="P201"><text:span text:style-name="T92">määrittelyt vanhasta seuraavasti, </text:span><text:span text:style-name="T93">voi kopioida koko hakemisto</text:span></text:p>
          <text:list>
            <text:list-item>
              <text:p text:style-name="P200">/home/<text:span text:style-name="T94">user1</text:span>/.config/Rapid Photo Downloader/</text:p>
            </text:list-item>
            <text:list-item>
              <text:p text:style-name="P212">/home/<text:span text:style-name="T94">user1</text:span>/.cache/rapid-photo-downloader/*</text:p>
            </text:list-item>
          </text:list>
        </text:list-item>
      </text:list>
      <text:p text:style-name="P213">Jos tarvitsee määritellä polut käsin, niin alla olevan mukaan on toiminut kameran kortilla hyvin:</text:p>
      <text:p text:style-name="P42"/>
      <text:p text:style-name="P43"><draw:frame draw:style-name="fr2" draw:name="Kuva2" text:anchor-type="paragraph" svg:width="10.984cm" svg:height="8.525cm" draw:z-index="1"><draw:image xlink:href="Pictures/1000000100000218000001A065E35BA4A9A4C03B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146"/>
      <text:p text:style-name="P202">SSH avain palvelimelle</text:p>
      <text:p text:style-name="P143"><text:span text:style-name="T103">ssh-copy-id </text:span><text:span text:style-name="T102">user1</text:span><text:a xlink:type="simple" xlink:href="mailto:igor@192.168.1.120" text:style-name="Internet_20_link" text:visited-style-name="Visited_20_Internet_20_Link"><text:span text:style-name="T103">@192.168.1.120</text:span></text:a></text:p>
      <text:p text:style-name="P203"/>
      <text:p text:style-name="P203">tai perinteisellä tavalla:</text:p>
      <text:p text:style-name="P203"><text:soft-page-break/>cat ~/.ssh/id_rsa.pub | ssh username@remote_host "mkdir -p ~/.ssh &amp;&amp; cat &gt;&gt; ~/.ssh/authorized_keys"</text:p>
      <text:p text:style-name="P203"/>
      <text:p text:style-name="P203">Käyttämällä ssh-copy-id:tä on kätevin.</text:p>
      <text:p text:style-name="P144"/>
      <text:p text:style-name="P144"/>
      <text:p text:style-name="P45">Backup</text:p>
      <text:p text:style-name="P52">Oma backup:</text:p>
      <text:p text:style-name="P52">/etc/anacrontabiin: 1 5 oma_backup /root/cmd/backup.sh</text:p>
      <text:p text:style-name="P44"/>
      <text:p text:style-name="P52">ai backup (crontab -e):</text:p>
      <text:p text:style-name="P52">*/15 * * * * rsync -a --del --exclude=.ssh ai@192.168.1.120:/home/ai/ /home/ai</text:p>
      <text:p text:style-name="P52"/>
      <text:p text:style-name="P53">ai koneeseen anacrontabiin backup cal_entrystä saman koneen /home/cal_entryyn</text:p>
      <text:p text:style-name="P53"/>
      <text:p text:style-name="P46"/>
      <text:p text:style-name="P48">Clenentinen setupit ja tietokannat</text:p>
      <text:p text:style-name="P49">/home/<text:span text:style-name="T94">user1</text:span>/.config/Clementine/</text:p>
      <text:p text:style-name="P45"/>
      <text:p text:style-name="P153">Systeemin oletusfontit:</text:p>
      <text:p text:style-name="P153"/>
      <text:p text:style-name="P153"><draw:frame draw:style-name="fr1" draw:name="Kuva5" text:anchor-type="char" svg:x="1.97cm" svg:y="0cm" svg:width="8.391cm" svg:height="3.844cm" draw:z-index="6"><draw:image xlink:href="Pictures/10000001000003DF000001C63D2B1AEE13363BAC.png" xlink:type="simple" xlink:show="embed" xlink:actuate="onLoad" draw:mime-type="image/png"/></draw:frame></text:p>
      <text:p text:style-name="P153">Libreoffice Writer piirtämään poikkiviiva:</text:p>
      <text:p text:style-name="P153"/>
      <text:p text:style-name="P153"><draw:frame draw:style-name="fr1" draw:name="Kuva6" text:anchor-type="char" svg:x="2.05cm" svg:y="0cm" svg:width="6.907cm" svg:height="5.528cm" draw:z-index="7"><draw:image xlink:href="Pictures/10000001000003300000028D425ED9E40395C72F.png" xlink:type="simple" xlink:show="embed" xlink:actuate="onLoad" draw:mime-type="image/png"/></draw:frame></text:p>
      <text:p text:style-name="P153"/>
      <text:p text:style-name="P15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i" fo:country="FI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12T21:54:18.836883727</dc:date>
    <meta:editing-duration>P4DT7H34M6S</meta:editing-duration>
    <meta:editing-cycles>303</meta:editing-cycles>
    <meta:generator>LibreOffice/7.4.7.2$Linux_X86_64 LibreOffice_project/40$Build-2</meta:generator>
    <meta:print-date>2023-01-08T11:10:38.259158949</meta:print-date>
    <meta:document-statistic meta:table-count="0" meta:image-count="8" meta:object-count="0" meta:page-count="28" meta:paragraph-count="682" meta:word-count="3490" meta:character-count="39038" meta:non-whitespace-character-count="33940"/>
  </office:meta>
</office:document-meta>
</file>